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744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3.4398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0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'2022mabos Info'.I1"/>
      <style:map style:condition="cell-content()=&quot;Low&quot;" style:apply-style-name="Option_20_1" style:base-cell-address="'2022mabos Info'.I1"/>
      <style:map style:condition="cell-content()=&quot;High&quot;" style:apply-style-name="Option_20_2" style:base-cell-address="'2022mabos Info'.I1"/>
      <style:map style:condition="cell-content()=&quot;Both&quot;" style:apply-style-name="Both" style:base-cell-address="'2022mabos Info'.I1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7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34" style:family="table-cell" style:parent-style-name="Default">
      <style:text-properties fo:font-size="8pt" style:font-size-asian="8pt" style:font-size-complex="8pt"/>
    </style:style>
    <style:style style:name="ce17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9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7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5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29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0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2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32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color="#000000"/>
    </style:style>
    <style:style style:name="ce233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/>
    </style:style>
    <style:style style:name="ce234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/>
    </style:style>
    <style:style style:name="ce235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2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9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50" style:family="table-cell" style:parent-style-name="Default"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25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25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01" style:family="table-cell" style:parent-style-name="Default">
      <style:text-properties style:font-name="Liberation Sans" fo:font-size="8pt" style:font-size-asian="8pt" style:font-size-complex="8pt"/>
    </style:style>
    <style:style style:name="ce441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2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3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6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4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48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9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1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2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54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5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56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5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5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63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16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17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8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1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1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4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7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8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29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2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4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5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6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3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39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40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1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4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7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9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0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ext-properties style:font-name="Liberation Sans" fo:font-size="10pt" style:font-size-asian="10pt" style:font-size-complex="10pt"/>
    </style:style>
    <style:style style:name="ce5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5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Template.I1"/>
      <style:map style:condition="cell-content()=&quot;Low&quot;" style:apply-style-name="Option_20_1" style:base-cell-address="Template.I1"/>
      <style:map style:condition="cell-content()=&quot;High&quot;" style:apply-style-name="Option_20_2" style:base-cell-address="Template.I1"/>
      <style:map style:condition="cell-content()=&quot;Both&quot;" style:apply-style-name="Both" style:base-cell-address="Template.I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90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45" style:family="table-cell" style:parent-style-name="Default">
      <style:text-properties fo:font-size="8pt" style:font-size-asian="8pt" style:font-size-complex="8pt"/>
    </style:style>
    <style:style style:name="ce4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6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6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46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4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46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6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6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7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7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7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7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7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76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'2022mabos Info'.I1"/>
      <style:map style:condition="cell-content()=&quot;Low&quot;" style:apply-style-name="Option_20_1" style:base-cell-address="'2022mabos Info'.I1"/>
      <style:map style:condition="cell-content()=&quot;High&quot;" style:apply-style-name="Option_20_2" style:base-cell-address="'2022mabos Info'.I1"/>
      <style:map style:condition="cell-content()=&quot;Both&quot;" style:apply-style-name="Both" style:base-cell-address="'2022mabos Info'.I1"/>
    </style:style>
    <style:style style:name="ce4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7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7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8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8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8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8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8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8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8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9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9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9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9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9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9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9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9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49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0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0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02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03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0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0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0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0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1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1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1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1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5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5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5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5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6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6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6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6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6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6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7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7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ne&quot;" style:apply-style-name="Bad" style:base-cell-address="'2022mabos Total'.H1"/>
      <style:map style:condition="cell-content()=&quot;Low&quot;" style:apply-style-name="Option_20_1" style:base-cell-address="'2022mabos Total'.H1"/>
      <style:map style:condition="cell-content()=&quot;High&quot;" style:apply-style-name="Option_20_2" style:base-cell-address="'2022mabos Total'.H1"/>
      <style:map style:condition="cell-content()=&quot;Both&quot;" style:apply-style-name="Both" style:base-cell-address="'2022mabos Total'.H1"/>
    </style:style>
    <style:style style:name="ce575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7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7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7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8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8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8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8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8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8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9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9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9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9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9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9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9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9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9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0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02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0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0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0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0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0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0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0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1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1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14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15" style:family="table-cell" style:parent-style-name="Default"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16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61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618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0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color="#000000"/>
    </style:style>
    <style:style style:name="ce621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/>
    </style:style>
    <style:style style:name="ce622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/>
    </style:style>
    <style:style style:name="ce623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7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8" style:family="table-cell" style:parent-style-name="Default"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64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6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64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4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4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6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6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6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6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6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6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67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6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6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7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7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7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7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7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7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7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8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8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8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85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86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7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9" style:family="table-cell" style:parent-style-name="Default">
      <style:text-properties style:font-name="Liberation Sans" fo:font-size="8pt" style:font-size-asian="8pt" style:font-size-complex="8pt"/>
    </style:style>
    <style:style style:name="ce690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69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692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3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5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6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698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699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700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70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2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3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4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05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6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9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2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4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5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6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17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19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0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2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3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4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72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727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728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29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2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4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5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7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8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0" style:family="table-cell" style:parent-style-name="Default">
      <style:text-properties style:font-name="Liberation Sans" fo:font-size="10pt" style:font-size-asian="10pt" style:font-size-complex="10pt"/>
    </style:style>
    <style:style style:name="ce7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25"/>
        <table:table-column table:style-name="co2" table:default-cell-style-name="ce25"/>
        <table:table-column table:style-name="co1" table:default-cell-style-name="ce10"/>
        <table:table-column table:style-name="co1" table:default-cell-style-name="ce25"/>
        <table:table-column table:style-name="co1" table:default-cell-style-name="ce33"/>
        <table:table-column table:style-name="co1" table:default-cell-style-name="ce29"/>
        <table:table-column table:style-name="co3" table:default-cell-style-name="ce36"/>
        <table:table-column table:style-name="co3" table:default-cell-style-name="ce25"/>
        <table:table-column table:style-name="co1" table:default-cell-style-name="ce70"/>
        <table:table-column table:style-name="co1" table:default-cell-style-name="ce41"/>
        <table:table-column table:style-name="co1" table:default-cell-style-name="ce44"/>
        <table:table-column table:style-name="co1" table:default-cell-style-name="ce47"/>
        <table:table-column table:style-name="co4" table:default-cell-style-name="ce50"/>
        <table:table-column table:style-name="co1" table:default-cell-style-name="ce50"/>
        <table:table-column table:style-name="co1" table:default-cell-style-name="ce55"/>
        <table:table-column table:style-name="co1" table:default-cell-style-name="ce60"/>
        <table:table-column table:style-name="co1" table:default-cell-style-name="ce63"/>
        <table:table-column table:style-name="co5" table:default-cell-style-name="ce66"/>
        <table:table-column table:style-name="co6" table:default-cell-style-name="ce25"/>
        <table:table-column table:style-name="co1" table:number-columns-repeated="1002" table:default-cell-style-name="ce25"/>
        <table:table-column table:style-name="co1" table:default-cell-style-name="ce90"/>
        <table:table-row table:style-name="ro1">
          <table:table-cell table:style-name="ce1" office:value-type="string" calcext:value-type="string" table:number-columns-spanned="6" table:number-rows-spanned="1">
            <text:p>Prematch</text:p>
          </table:table-cell>
          <table:covered-table-cell table:number-columns-repeated="3" table:style-name="ce6"/>
          <table:covered-table-cell table:style-name="ce8"/>
          <table:covered-table-cell table:style-name="ce6"/>
          <table:table-cell table:style-name="ce19" office:value-type="string" calcext:value-type="string" table:number-columns-spanned="3" table:number-rows-spanned="1">
            <text:p>Autonomous</text:p>
          </table:table-cell>
          <table:covered-table-cell table:style-name="ce22"/>
          <table:covered-table-cell table:style-name="ce30"/>
          <table:table-cell table:style-name="ce14" office:value-type="string" calcext:value-type="string" table:number-columns-spanned="5" table:number-rows-spanned="1">
            <text:p>Teleop </text:p>
          </table:table-cell>
          <table:covered-table-cell table:style-name="ce68"/>
          <table:covered-table-cell table:style-name="ce39"/>
          <table:covered-table-cell table:style-name="ce42"/>
          <table:covered-table-cell table:style-name="ce45"/>
          <table:table-cell table:style-name="ce48" office:value-type="string" calcext:value-type="string" table:number-columns-spanned="3" table:number-rows-spanned="1">
            <text:p>Endgame</text:p>
          </table:table-cell>
          <table:covered-table-cell table:style-name="ce52"/>
          <table:covered-table-cell table:style-name="ce53"/>
          <table:table-cell table:style-name="ce58" office:value-type="string" calcext:value-type="string" table:number-columns-spanned="4" table:number-rows-spanned="1">
            <text:p>Miscellaneous</text:p>
          </table:table-cell>
          <table:covered-table-cell table:style-name="ce61"/>
          <table:covered-table-cell table:style-name="ce64"/>
          <table:covered-table-cell table:style-name="ce24"/>
          <table:table-cell table:style-name="ce26" table:number-columns-repeated="1002"/>
          <table:table-cell/>
        </table:table-row>
        <table:table-row table:style-name="ro1">
          <table:table-cell table:style-name="ce2" office:value-type="string" calcext:value-type="string">
            <text:p>Scouter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Match Level</text:p>
          </table:table-cell>
          <table:table-cell table:style-name="ce2" office:value-type="string" calcext:value-type="string">
            <text:p>Match #</text:p>
          </table:table-cell>
          <table:table-cell table:style-name="ce9" office:value-type="string" calcext:value-type="string">
            <text:p>Robot</text:p>
          </table:table-cell>
          <table:table-cell table:style-name="ce2" office:value-type="string" calcext:value-type="string">
            <text:p>Team #</text:p>
          </table:table-cell>
          <table:table-cell table:style-name="ce32" office:value-type="string" calcext:value-type="string">
            <text:p>Taxi</text:p>
          </table:table-cell>
          <table:table-cell table:style-name="ce28" office:value-type="string" calcext:value-type="string">
            <text:p>Cargo Scored</text:p>
          </table:table-cell>
          <table:table-cell table:style-name="ce34" office:value-type="string" calcext:value-type="string">
            <text:p>Target Goal</text:p>
          </table:table-cell>
          <table:table-cell table:style-name="ce15" office:value-type="string" calcext:value-type="string">
            <text:p>Shots Taken</text:p>
          </table:table-cell>
          <table:table-cell table:style-name="ce69" office:value-type="string" calcext:value-type="string">
            <text:p>Shot Accuracy</text:p>
          </table:table-cell>
          <table:table-cell table:style-name="ce40" office:value-type="string" calcext:value-type="string">
            <text:p>Target Goal</text:p>
          </table:table-cell>
          <table:table-cell table:style-name="ce43" office:value-type="string" calcext:value-type="string">
            <text:p>Cargo Intake</text:p>
          </table:table-cell>
          <table:table-cell table:style-name="ce46" office:value-type="string" calcext:value-type="string">
            <text:p>Shooting Spot</text:p>
          </table:table-cell>
          <table:table-cell table:style-name="ce49" office:value-type="string" calcext:value-type="string">
            <text:p>Attempted Climb</text:p>
          </table:table-cell>
          <table:table-cell table:style-name="ce49" office:value-type="string" calcext:value-type="string">
            <text:p>Successful Climb</text:p>
          </table:table-cell>
          <table:table-cell table:style-name="ce54" office:value-type="string" calcext:value-type="string">
            <text:p>Climb Time</text:p>
          </table:table-cell>
          <table:table-cell table:style-name="ce59" office:value-type="string" calcext:value-type="string">
            <text:p>Driver Skill</text:p>
          </table:table-cell>
          <table:table-cell table:style-name="ce62" office:value-type="string" calcext:value-type="string">
            <text:p>Defense Skill</text:p>
          </table:table-cell>
          <table:table-cell table:style-name="ce65" office:value-type="string" calcext:value-type="string">
            <text:p>Defense Tolerance</text:p>
          </table:table-cell>
          <table:table-cell table:style-name="ce23" office:value-type="string" calcext:value-type="string">
            <text:p>Comments</text:p>
          </table:table-cell>
          <table:table-cell table:style-name="ce27" table:number-columns-repeated="1002"/>
          <table:table-cell/>
        </table:table-row>
        <table:table-row table:style-name="ro1">
          <table:table-cell table:number-columns-repeated="2" office:value-type="string" calcext:value-type="string">
            <text:p>&lt;string&gt;</text:p>
          </table:table-cell>
          <table:table-cell office:value-type="string" calcext:value-type="string">
            <text:p>q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&lt;string&gt;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qf</text:p>
          </table:table-cell>
          <table:table-cell/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ot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table:number-columns-repeated="2"/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Not Attempted</text:p>
          </table:table-cell>
          <table:table-cell/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Not Observed</text:p>
          </table:table-cell>
          <table:table-cell table:number-columns-repeated="7"/>
          <table:table-cell office:value-type="string" calcext:value-type="string">
            <text:p>Not Observed</text:p>
          </table:table-cell>
          <table:table-cell table:style-name="ce90"/>
          <table:table-cell table:number-columns-repeated="1007"/>
        </table:table-row>
        <table:table-row table:style-name="ro1">
          <table:table-cell table:number-columns-repeated="14"/>
          <table:table-cell table:style-name="ce51"/>
          <table:table-cell table:number-columns-repeated="1009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1"/>
          <table:table-cell table:style-name="ce71"/>
          <table:table-cell table:style-name="ce47"/>
          <table:table-cell table:style-name="ce50" table:number-columns-repeated="2"/>
          <table:table-cell table:style-name="ce55"/>
          <table:table-cell table:style-name="ce60"/>
          <table:table-cell table:style-name="ce63"/>
          <table:table-cell table:style-name="ce66"/>
          <table:table-cell table:style-name="ce25" table:number-columns-repeated="2"/>
          <table:table-cell/>
          <table:table-cell table:style-name="ce445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mplate.E1:Template.E1048576">
            <calcext:condition calcext:apply-style-name="Red" calcext:value="begins-with(&quot;r&quot;)" calcext:base-cell-address="Template.E1"/>
            <calcext:condition calcext:apply-style-name="Blue" calcext:value="begins-with(&quot;b&quot;)" calcext:base-cell-address="Template.E1"/>
          </calcext:conditional-format>
          <calcext:conditional-format calcext:target-range-address="Template.A1:Template.AMJ2 Template.A14:Template.AMJ1048576 Template.A13:Template.U13 Template.W13:Template.AMJ13 Template.A8:Template.AMJ12 Template.A3:Template.H7 Template.J3:Template.AMJ7 Template.I4:Template.I7">
            <calcext:condition calcext:apply-style-name="Not Observed" calcext:value="=&quot;Not Observed&quot;" calcext:base-cell-address="Template.A1"/>
            <calcext:condition calcext:apply-style-name="Bad" calcext:value="=&quot;None&quot;" calcext:base-cell-address="Template.A1"/>
            <calcext:condition calcext:apply-style-name="Not Attempted" calcext:value="=&quot;Not Attempted&quot;" calcext:base-cell-address="Template.A1"/>
            <calcext:condition calcext:apply-style-name="Neutral" calcext:value="=&quot;Some&quot;" calcext:base-cell-address="Template.A1"/>
            <calcext:condition calcext:apply-style-name="Good" calcext:value="=&quot;Lots&quot;" calcext:base-cell-address="Template.A1"/>
          </calcext:conditional-format>
          <calcext:conditional-format calcext:target-range-address="Template.R14:Template.T1048576 Template.R1:Template.T12 Template.P13:Template.R13">
            <calcext:condition calcext:apply-style-name="Bad" calcext:value="=&quot;Low&quot;" calcext:base-cell-address="Template.P1"/>
            <calcext:condition calcext:apply-style-name="Neutral" calcext:value="=&quot;Medium&quot;" calcext:base-cell-address="Template.P1"/>
            <calcext:condition calcext:apply-style-name="Good" calcext:value="=&quot;High&quot;" calcext:base-cell-address="Template.P1"/>
          </calcext:conditional-format>
          <calcext:conditional-format calcext:target-range-address="Template.S14:Template.S1048576 Template.S1:Template.S12 Template.Q13:Template.Q13">
            <calcext:condition calcext:apply-style-name="Not Attempted" calcext:value="=&quot;Didn’t Defend&quot;" calcext:base-cell-address="Template.Q1"/>
          </calcext:conditional-format>
          <calcext:conditional-format calcext:target-range-address="Template.T14:Template.T1048576 Template.T1:Template.T12 Template.R13:Template.R13">
            <calcext:condition calcext:apply-style-name="Not Attempted" calcext:value="=&quot;Wasn’t Defended&quot;" calcext:base-cell-address="Template.R1"/>
          </calcext:conditional-format>
          <calcext:conditional-format calcext:target-range-address="Template.O14:Template.P1048576 Template.O1:Template.P12 Template.M13:Template.N13">
            <calcext:condition calcext:apply-style-name="Bad" calcext:value="=1" calcext:base-cell-address="Template.M1"/>
            <calcext:condition calcext:apply-style-name="Neutral" calcext:value="=2" calcext:base-cell-address="Template.M1"/>
            <calcext:condition calcext:apply-style-name="Neutral Good" calcext:value="=3" calcext:base-cell-address="Template.M1"/>
            <calcext:condition calcext:apply-style-name="Good" calcext:value="=4" calcext:base-cell-address="Template.M1"/>
          </calcext:conditional-format>
          <calcext:conditional-format calcext:target-range-address="Template.Q1:Template.Q8 Template.Q14:Template.Q1048576 Template.Q10:Template.Q12 Template.O13:Template.O13">
            <calcext:condition calcext:apply-style-name="Good" calcext:value="=&quot;0-10&quot;" calcext:base-cell-address="Template.O1"/>
            <calcext:condition calcext:apply-style-name="Neutral Good" calcext:value="=&quot;10-20&quot;" calcext:base-cell-address="Template.O1"/>
            <calcext:condition calcext:apply-style-name="Neutral" calcext:value="=&quot;20-30&quot;" calcext:base-cell-address="Template.O1"/>
            <calcext:condition calcext:apply-style-name="Bad" calcext:value="=&quot;&gt;30&quot;" calcext:base-cell-address="Template.O1"/>
          </calcext:conditional-format>
          <calcext:conditional-format calcext:target-range-address="Template.G1:Template.G1048576">
            <calcext:condition calcext:apply-style-name="Good" calcext:value="=&quot;Yes&quot;" calcext:base-cell-address="Template.G1"/>
            <calcext:condition calcext:apply-style-name="Bad" calcext:value="=&quot;No&quot;" calcext:base-cell-address="Template.G1"/>
          </calcext:conditional-format>
          <calcext:conditional-format calcext:target-range-address="Template.L14:Template.M1048576 Template.L1:Template.M12 Template.J13:Template.K13">
            <calcext:condition calcext:apply-style-name="Both" calcext:value="=&quot;Both&quot;" calcext:base-cell-address="Template.J1"/>
          </calcext:conditional-format>
          <calcext:conditional-format calcext:target-range-address="Template.N14:Template.N1048576 Template.N1:Template.N12 Template.L13:Template.L13">
            <calcext:condition calcext:apply-style-name="Option 1" calcext:value="=&quot;Close&quot;" calcext:base-cell-address="Template.L1"/>
            <calcext:condition calcext:apply-style-name="Option 2" calcext:value="=&quot;Far&quot;" calcext:base-cell-address="Template.L1"/>
            <calcext:condition calcext:apply-style-name="Both" calcext:value="=&quot;Adjustable&quot;" calcext:base-cell-address="Template.L1"/>
          </calcext:conditional-format>
          <calcext:conditional-format calcext:target-range-address="Template.L14:Template.L1048576 Template.L1:Template.L12 Template.J13:Template.J13">
            <calcext:condition calcext:apply-style-name="Option 1" calcext:value="=&quot;Low&quot;" calcext:base-cell-address="Template.J1"/>
            <calcext:condition calcext:apply-style-name="Option 2" calcext:value="=&quot;High&quot;" calcext:base-cell-address="Template.J1"/>
          </calcext:conditional-format>
          <calcext:conditional-format calcext:target-range-address="Template.M14:Template.M1048576 Template.M1:Template.M12 Template.K13:Template.K13">
            <calcext:condition calcext:apply-style-name="Option 1" calcext:value="=&quot;Terminal&quot;" calcext:base-cell-address="Template.K1"/>
            <calcext:condition calcext:apply-style-name="Option 2" calcext:value="=&quot;Ground&quot;" calcext:base-cell-address="Template.K1"/>
          </calcext:conditional-format>
          <calcext:conditional-format calcext:target-range-address="Template.K1:Template.K1048576">
            <calcext:condition calcext:apply-style-name="Bad" calcext:value="=&quot;Low&quot;" calcext:base-cell-address="Template.K1"/>
            <calcext:condition calcext:apply-style-name="Neutral" calcext:value="=&quot;Medium&quot;" calcext:base-cell-address="Template.K1"/>
            <calcext:condition calcext:apply-style-name="Good" calcext:value="=&quot;High&quot;" calcext:base-cell-address="Template.K1"/>
            <calcext:condition calcext:apply-style-name="Bad" calcext:value="=&quot;None&quot;" calcext:base-cell-address="Template.K1"/>
          </calcext:conditional-format>
          <calcext:conditional-format calcext:target-range-address="Template.I1:Template.I1048576">
            <calcext:condition calcext:apply-style-name="Bad" calcext:value="=&quot;None&quot;" calcext:base-cell-address="Template.I1"/>
            <calcext:condition calcext:apply-style-name="Option 1" calcext:value="=&quot;Low&quot;" calcext:base-cell-address="Template.I1"/>
            <calcext:condition calcext:apply-style-name="Option 2" calcext:value="=&quot;High&quot;" calcext:base-cell-address="Template.I1"/>
            <calcext:condition calcext:apply-style-name="Both" calcext:value="=&quot;Both&quot;" calcext:base-cell-address="Template.I1"/>
          </calcext:conditional-format>
          <calcext:conditional-format calcext:target-range-address="Template.H1:Template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Info" table:style-name="ta1">
        <table:table-column table:style-name="co1" table:number-columns-repeated="3" table:default-cell-style-name="ce461"/>
        <table:table-column table:style-name="co2" table:default-cell-style-name="ce461"/>
        <table:table-column table:style-name="co1" table:default-cell-style-name="ce466"/>
        <table:table-column table:style-name="co1" table:default-cell-style-name="ce461"/>
        <table:table-column table:style-name="co1" table:default-cell-style-name="ce470"/>
        <table:table-column table:style-name="co1" table:default-cell-style-name="ce473"/>
        <table:table-column table:style-name="co3" table:default-cell-style-name="ce477"/>
        <table:table-column table:style-name="co3" table:default-cell-style-name="ce461"/>
        <table:table-column table:style-name="co1" table:default-cell-style-name="ce483"/>
        <table:table-column table:style-name="co1" table:default-cell-style-name="ce480"/>
        <table:table-column table:style-name="co1" table:default-cell-style-name="ce490"/>
        <table:table-column table:style-name="co1" table:default-cell-style-name="ce487"/>
        <table:table-column table:style-name="co4" table:default-cell-style-name="ce491"/>
        <table:table-column table:style-name="co1" table:default-cell-style-name="ce491"/>
        <table:table-column table:style-name="co1" table:default-cell-style-name="ce497"/>
        <table:table-column table:style-name="co1" table:default-cell-style-name="ce499"/>
        <table:table-column table:style-name="co1" table:default-cell-style-name="ce504"/>
        <table:table-column table:style-name="co5" table:default-cell-style-name="ce507"/>
        <table:table-column table:style-name="co6" table:default-cell-style-name="ce461"/>
        <table:table-column table:style-name="co1" table:number-columns-repeated="1002" table:default-cell-style-name="ce461"/>
        <table:table-column table:style-name="co1" table:default-cell-style-name="ce503"/>
        <table:table-row table:style-name="ro1">
          <table:table-cell table:style-name="ce459" office:value-type="string" calcext:value-type="string" table:number-columns-spanned="6" table:number-rows-spanned="1">
            <text:p>Prematch</text:p>
          </table:table-cell>
          <table:covered-table-cell table:number-columns-repeated="3" table:style-name="ce462"/>
          <table:covered-table-cell table:style-name="ce464"/>
          <table:covered-table-cell table:style-name="ce462"/>
          <table:table-cell table:style-name="ce468" office:value-type="string" calcext:value-type="string" table:number-columns-spanned="3" table:number-rows-spanned="1">
            <text:p>Autonomous</text:p>
          </table:table-cell>
          <table:covered-table-cell table:style-name="ce471"/>
          <table:covered-table-cell table:style-name="ce474"/>
          <table:table-cell table:style-name="ce478" office:value-type="string" calcext:value-type="string" table:number-columns-spanned="5" table:number-rows-spanned="1">
            <text:p>Teleop </text:p>
          </table:table-cell>
          <table:covered-table-cell table:style-name="ce481"/>
          <table:covered-table-cell table:style-name="ce485"/>
          <table:covered-table-cell table:style-name="ce488"/>
          <table:covered-table-cell table:style-name="ce492"/>
          <table:table-cell table:style-name="ce494" office:value-type="string" calcext:value-type="string" table:number-columns-spanned="3" table:number-rows-spanned="1">
            <text:p>Endgame</text:p>
          </table:table-cell>
          <table:covered-table-cell table:style-name="ce498"/>
          <table:covered-table-cell table:style-name="ce500"/>
          <table:table-cell table:style-name="ce505" office:value-type="string" calcext:value-type="string" table:number-columns-spanned="4" table:number-rows-spanned="1">
            <text:p>Miscellaneous</text:p>
          </table:table-cell>
          <table:covered-table-cell table:style-name="ce508"/>
          <table:covered-table-cell table:style-name="ce510"/>
          <table:covered-table-cell table:style-name="ce512"/>
          <table:table-cell table:style-name="ce514" table:number-columns-repeated="1002"/>
          <table:table-cell/>
        </table:table-row>
        <table:table-row table:style-name="ro1">
          <table:table-cell table:style-name="ce460" office:value-type="string" calcext:value-type="string">
            <text:p>Scouter</text:p>
          </table:table-cell>
          <table:table-cell table:style-name="ce460" office:value-type="string" calcext:value-type="string">
            <text:p>Event</text:p>
          </table:table-cell>
          <table:table-cell table:style-name="ce460" office:value-type="string" calcext:value-type="string">
            <text:p>Match Level</text:p>
          </table:table-cell>
          <table:table-cell table:style-name="ce460" office:value-type="string" calcext:value-type="string">
            <text:p>Match #</text:p>
          </table:table-cell>
          <table:table-cell table:style-name="ce465" office:value-type="string" calcext:value-type="string">
            <text:p>Robot</text:p>
          </table:table-cell>
          <table:table-cell table:style-name="ce460" office:value-type="string" calcext:value-type="string">
            <text:p>Team #</text:p>
          </table:table-cell>
          <table:table-cell table:style-name="ce469" office:value-type="string" calcext:value-type="string">
            <text:p>Taxi</text:p>
          </table:table-cell>
          <table:table-cell table:style-name="ce472" office:value-type="string" calcext:value-type="string">
            <text:p>Cargo Scored</text:p>
          </table:table-cell>
          <table:table-cell table:style-name="ce475" office:value-type="string" calcext:value-type="string">
            <text:p>Target Goal</text:p>
          </table:table-cell>
          <table:table-cell table:style-name="ce479" office:value-type="string" calcext:value-type="string">
            <text:p>Shots Taken</text:p>
          </table:table-cell>
          <table:table-cell table:style-name="ce482" office:value-type="string" calcext:value-type="string">
            <text:p>Shot Accuracy</text:p>
          </table:table-cell>
          <table:table-cell table:style-name="ce486" office:value-type="string" calcext:value-type="string">
            <text:p>Target Goal</text:p>
          </table:table-cell>
          <table:table-cell table:style-name="ce489" office:value-type="string" calcext:value-type="string">
            <text:p>Cargo Intake</text:p>
          </table:table-cell>
          <table:table-cell table:style-name="ce493" office:value-type="string" calcext:value-type="string">
            <text:p>Shooting Spot</text:p>
          </table:table-cell>
          <table:table-cell table:style-name="ce495" office:value-type="string" calcext:value-type="string">
            <text:p>Attempted Climb</text:p>
          </table:table-cell>
          <table:table-cell table:style-name="ce495" office:value-type="string" calcext:value-type="string">
            <text:p>Successful Climb</text:p>
          </table:table-cell>
          <table:table-cell table:style-name="ce501" office:value-type="string" calcext:value-type="string">
            <text:p>Climb Time</text:p>
          </table:table-cell>
          <table:table-cell table:style-name="ce506" office:value-type="string" calcext:value-type="string">
            <text:p>Driver Skill</text:p>
          </table:table-cell>
          <table:table-cell table:style-name="ce509" office:value-type="string" calcext:value-type="string">
            <text:p>Defense Skill</text:p>
          </table:table-cell>
          <table:table-cell table:style-name="ce511" office:value-type="string" calcext:value-type="string">
            <text:p>Defense Tolerance</text:p>
          </table:table-cell>
          <table:table-cell table:style-name="ce513" office:value-type="string" calcext:value-type="string">
            <text:p>Comments</text:p>
          </table:table-cell>
          <table:table-cell table:style-name="ce515" table:number-columns-repeated="1002"/>
          <table:table-cell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47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02"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Attempted</text:p>
          </table:table-cell>
          <table:table-cell table:style-name="ce50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oked disabl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style-name="ce49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table:style-name="ce467"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480" office:value-type="string" calcext:value-type="string">
            <text:p>Some</text:p>
          </table:table-cell>
          <table:table-cell table:style-name="ce484" office:value-type="string" calcext:value-type="string">
            <text:p>Low</text:p>
          </table:table-cell>
          <table:table-cell table:style-name="ce487" office:value-type="string" calcext:value-type="string">
            <text:p>Low</text:p>
          </table:table-cell>
          <table:table-cell table:style-name="ce491" office:value-type="string" calcext:value-type="string">
            <text:p>Ground</text:p>
          </table:table-cell>
          <table:table-cell table:style-name="ce491" office:value-type="string" calcext:value-type="string">
            <text:p>Not Observed</text:p>
          </table:table-cell>
          <table:table-cell table:style-name="ce497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Not Attempted</text:p>
          </table:table-cell>
          <table:table-cell table:style-name="ce507" office:value-type="string" calcext:value-type="string">
            <text:p>Medium</text:p>
          </table:table-cell>
          <table:table-cell table:style-name="ce461" office:value-type="string" calcext:value-type="string">
            <text:p>Didn’t Defend</text:p>
          </table:table-cell>
          <table:table-cell table:style-name="ce461" office:value-type="string" calcext:value-type="string">
            <text:p>Wasn’t Defended</text:p>
          </table:table-cell>
          <table:table-cell/>
          <table:table-cell table:style-name="ce445"/>
          <table:table-cell table:number-columns-repeated="1002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echnical Difficulti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3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3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3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3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crewed up friends aut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Info'.E1:'2022mabos Info'.E1048576">
            <calcext:condition calcext:apply-style-name="Red" calcext:value="begins-with(&quot;r&quot;)" calcext:base-cell-address="'2022mabos Info'.E1"/>
            <calcext:condition calcext:apply-style-name="Blue" calcext:value="begins-with(&quot;b&quot;)" calcext:base-cell-address="'2022mabos Info'.E1"/>
          </calcext:conditional-format>
          <calcext:conditional-format calcext:target-range-address="'2022mabos Info'.A1:'2022mabos Info'.AMJ2 '2022mabos Info'.A14:'2022mabos Info'.AMJ1048576 '2022mabos Info'.A13:'2022mabos Info'.U13 '2022mabos Info'.W13:'2022mabos Info'.AMJ13 '2022mabos Info'.A8:'2022mabos Info'.AMJ12 '2022mabos Info'.A3:'2022mabos Info'.H7 '2022mabos Info'.J3:'2022mabos Info'.AMJ7 '2022mabos Info'.I4:'2022mabos Info'.I7">
            <calcext:condition calcext:apply-style-name="Not Observed" calcext:value="=&quot;Not Observed&quot;" calcext:base-cell-address="'2022mabos Info'.A1"/>
            <calcext:condition calcext:apply-style-name="Bad" calcext:value="=&quot;None&quot;" calcext:base-cell-address="'2022mabos Info'.A1"/>
            <calcext:condition calcext:apply-style-name="Not Attempted" calcext:value="=&quot;Not Attempted&quot;" calcext:base-cell-address="'2022mabos Info'.A1"/>
            <calcext:condition calcext:apply-style-name="Neutral" calcext:value="=&quot;Some&quot;" calcext:base-cell-address="'2022mabos Info'.A1"/>
            <calcext:condition calcext:apply-style-name="Good" calcext:value="=&quot;Lots&quot;" calcext:base-cell-address="'2022mabos Info'.A1"/>
          </calcext:conditional-format>
          <calcext:conditional-format calcext:target-range-address="'2022mabos Info'.R14:'2022mabos Info'.T1048576 '2022mabos Info'.R1:'2022mabos Info'.T12 '2022mabos Info'.P13:'2022mabos Info'.R13">
            <calcext:condition calcext:apply-style-name="Bad" calcext:value="=&quot;Low&quot;" calcext:base-cell-address="'2022mabos Info'.P1"/>
            <calcext:condition calcext:apply-style-name="Neutral" calcext:value="=&quot;Medium&quot;" calcext:base-cell-address="'2022mabos Info'.P1"/>
            <calcext:condition calcext:apply-style-name="Good" calcext:value="=&quot;High&quot;" calcext:base-cell-address="'2022mabos Info'.P1"/>
          </calcext:conditional-format>
          <calcext:conditional-format calcext:target-range-address="'2022mabos Info'.S14:'2022mabos Info'.S1048576 '2022mabos Info'.S1:'2022mabos Info'.S12 '2022mabos Info'.Q13:'2022mabos Info'.Q13">
            <calcext:condition calcext:apply-style-name="Not Attempted" calcext:value="=&quot;Didn’t Defend&quot;" calcext:base-cell-address="'2022mabos Info'.Q1"/>
          </calcext:conditional-format>
          <calcext:conditional-format calcext:target-range-address="'2022mabos Info'.T14:'2022mabos Info'.T1048576 '2022mabos Info'.T1:'2022mabos Info'.T12 '2022mabos Info'.R13:'2022mabos Info'.R13">
            <calcext:condition calcext:apply-style-name="Not Attempted" calcext:value="=&quot;Wasn’t Defended&quot;" calcext:base-cell-address="'2022mabos Info'.R1"/>
          </calcext:conditional-format>
          <calcext:conditional-format calcext:target-range-address="'2022mabos Info'.O14:'2022mabos Info'.P1048576 '2022mabos Info'.O1:'2022mabos Info'.P12 '2022mabos Info'.M13:'2022mabos Info'.N13">
            <calcext:condition calcext:apply-style-name="Bad" calcext:value="=1" calcext:base-cell-address="'2022mabos Info'.M1"/>
            <calcext:condition calcext:apply-style-name="Neutral" calcext:value="=2" calcext:base-cell-address="'2022mabos Info'.M1"/>
            <calcext:condition calcext:apply-style-name="Neutral Good" calcext:value="=3" calcext:base-cell-address="'2022mabos Info'.M1"/>
            <calcext:condition calcext:apply-style-name="Good" calcext:value="=4" calcext:base-cell-address="'2022mabos Info'.M1"/>
          </calcext:conditional-format>
          <calcext:conditional-format calcext:target-range-address="'2022mabos Info'.Q1:'2022mabos Info'.Q8 '2022mabos Info'.Q14:'2022mabos Info'.Q1048576 '2022mabos Info'.Q10:'2022mabos Info'.Q12 '2022mabos Info'.O13:'2022mabos Info'.O13">
            <calcext:condition calcext:apply-style-name="Good" calcext:value="=&quot;0-10&quot;" calcext:base-cell-address="'2022mabos Info'.O1"/>
            <calcext:condition calcext:apply-style-name="Neutral Good" calcext:value="=&quot;10-20&quot;" calcext:base-cell-address="'2022mabos Info'.O1"/>
            <calcext:condition calcext:apply-style-name="Neutral" calcext:value="=&quot;20-30&quot;" calcext:base-cell-address="'2022mabos Info'.O1"/>
            <calcext:condition calcext:apply-style-name="Bad" calcext:value="=&quot;&gt;30&quot;" calcext:base-cell-address="'2022mabos Info'.O1"/>
          </calcext:conditional-format>
          <calcext:conditional-format calcext:target-range-address="'2022mabos Info'.G1:'2022mabos Info'.G1048576">
            <calcext:condition calcext:apply-style-name="Good" calcext:value="=&quot;Yes&quot;" calcext:base-cell-address="'2022mabos Info'.G1"/>
            <calcext:condition calcext:apply-style-name="Bad" calcext:value="=&quot;No&quot;" calcext:base-cell-address="'2022mabos Info'.G1"/>
          </calcext:conditional-format>
          <calcext:conditional-format calcext:target-range-address="'2022mabos Info'.L14:'2022mabos Info'.M1048576 '2022mabos Info'.L1:'2022mabos Info'.M12 '2022mabos Info'.J13:'2022mabos Info'.K13">
            <calcext:condition calcext:apply-style-name="Both" calcext:value="=&quot;Both&quot;" calcext:base-cell-address="'2022mabos Info'.J1"/>
          </calcext:conditional-format>
          <calcext:conditional-format calcext:target-range-address="'2022mabos Info'.N14:'2022mabos Info'.N1048576 '2022mabos Info'.N1:'2022mabos Info'.N12 '2022mabos Info'.L13:'2022mabos Info'.L13">
            <calcext:condition calcext:apply-style-name="Option 1" calcext:value="=&quot;Close&quot;" calcext:base-cell-address="'2022mabos Info'.L1"/>
            <calcext:condition calcext:apply-style-name="Option 2" calcext:value="=&quot;Far&quot;" calcext:base-cell-address="'2022mabos Info'.L1"/>
            <calcext:condition calcext:apply-style-name="Both" calcext:value="=&quot;Adjustable&quot;" calcext:base-cell-address="'2022mabos Info'.L1"/>
          </calcext:conditional-format>
          <calcext:conditional-format calcext:target-range-address="'2022mabos Info'.L14:'2022mabos Info'.L1048576 '2022mabos Info'.L1:'2022mabos Info'.L12 '2022mabos Info'.J13:'2022mabos Info'.J13">
            <calcext:condition calcext:apply-style-name="Option 1" calcext:value="=&quot;Low&quot;" calcext:base-cell-address="'2022mabos Info'.J1"/>
            <calcext:condition calcext:apply-style-name="Option 2" calcext:value="=&quot;High&quot;" calcext:base-cell-address="'2022mabos Info'.J1"/>
          </calcext:conditional-format>
          <calcext:conditional-format calcext:target-range-address="'2022mabos Info'.M14:'2022mabos Info'.M1048576 '2022mabos Info'.M1:'2022mabos Info'.M12 '2022mabos Info'.K13:'2022mabos Info'.K13">
            <calcext:condition calcext:apply-style-name="Option 1" calcext:value="=&quot;Terminal&quot;" calcext:base-cell-address="'2022mabos Info'.K1"/>
            <calcext:condition calcext:apply-style-name="Option 2" calcext:value="=&quot;Ground&quot;" calcext:base-cell-address="'2022mabos Info'.K1"/>
          </calcext:conditional-format>
          <calcext:conditional-format calcext:target-range-address="'2022mabos Info'.K1:'2022mabos Info'.K1048576">
            <calcext:condition calcext:apply-style-name="Bad" calcext:value="=&quot;Low&quot;" calcext:base-cell-address="'2022mabos Info'.K1"/>
            <calcext:condition calcext:apply-style-name="Neutral" calcext:value="=&quot;Medium&quot;" calcext:base-cell-address="'2022mabos Info'.K1"/>
            <calcext:condition calcext:apply-style-name="Good" calcext:value="=&quot;High&quot;" calcext:base-cell-address="'2022mabos Info'.K1"/>
            <calcext:condition calcext:apply-style-name="Bad" calcext:value="=&quot;None&quot;" calcext:base-cell-address="'2022mabos Info'.K1"/>
          </calcext:conditional-format>
          <calcext:conditional-format calcext:target-range-address="'2022mabos Info'.I1:'2022mabos Info'.I1048576">
            <calcext:condition calcext:apply-style-name="Bad" calcext:value="=&quot;None&quot;" calcext:base-cell-address="'2022mabos Info'.I1"/>
            <calcext:condition calcext:apply-style-name="Option 1" calcext:value="=&quot;Low&quot;" calcext:base-cell-address="'2022mabos Info'.I1"/>
            <calcext:condition calcext:apply-style-name="Option 2" calcext:value="=&quot;High&quot;" calcext:base-cell-address="'2022mabos Info'.I1"/>
            <calcext:condition calcext:apply-style-name="Both" calcext:value="=&quot;Both&quot;" calcext:base-cell-address="'2022mabos Info'.I1"/>
          </calcext:conditional-format>
          <calcext:conditional-format calcext:target-range-address="'2022mabos Info'.H1:'2022mabos Info'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Total" table:style-name="ta1">
        <table:table-column table:style-name="co1" table:number-columns-repeated="3" table:default-cell-style-name="ce556"/>
        <table:table-column table:style-name="co2" table:default-cell-style-name="ce556"/>
        <table:table-column table:style-name="co1" table:default-cell-style-name="ce560"/>
        <table:table-column table:style-name="co1" table:default-cell-style-name="ce556"/>
        <table:table-column table:style-name="co1" table:default-cell-style-name="ce565"/>
        <table:table-column table:style-name="co1" table:default-cell-style-name="ce568"/>
        <table:table-column table:style-name="co3" table:default-cell-style-name="ce570"/>
        <table:table-column table:style-name="co3" table:default-cell-style-name="ce556"/>
        <table:table-column table:style-name="co1" table:default-cell-style-name="ce581"/>
        <table:table-column table:style-name="co1" table:default-cell-style-name="ce578"/>
        <table:table-column table:style-name="co1" table:default-cell-style-name="ce588"/>
        <table:table-column table:style-name="co1" table:default-cell-style-name="ce585"/>
        <table:table-column table:style-name="co4" table:default-cell-style-name="ce589"/>
        <table:table-column table:style-name="co1" table:default-cell-style-name="ce589"/>
        <table:table-column table:style-name="co1" table:default-cell-style-name="ce594"/>
        <table:table-column table:style-name="co1" table:default-cell-style-name="ce597"/>
        <table:table-column table:style-name="co1" table:default-cell-style-name="ce600"/>
        <table:table-column table:style-name="co5" table:default-cell-style-name="ce605"/>
        <table:table-column table:style-name="co6" table:default-cell-style-name="ce556"/>
        <table:table-column table:style-name="co1" table:number-columns-repeated="998" table:default-cell-style-name="ce556"/>
        <table:table-column table:style-name="co1" table:default-cell-style-name="ce614"/>
        <table:table-column table:style-name="co1" table:number-columns-repeated="4" table:default-cell-style-name="ce615"/>
        <table:table-row table:style-name="ro1">
          <table:table-cell table:style-name="ce554" office:value-type="string" calcext:value-type="string" table:number-columns-spanned="6" table:number-rows-spanned="1">
            <text:p>Prematch</text:p>
          </table:table-cell>
          <table:covered-table-cell table:number-columns-repeated="3" table:style-name="ce557"/>
          <table:covered-table-cell table:style-name="ce558"/>
          <table:covered-table-cell table:style-name="ce557"/>
          <table:table-cell table:style-name="ce563" office:value-type="string" calcext:value-type="string" table:number-columns-spanned="3" table:number-rows-spanned="1">
            <text:p>Autonomous</text:p>
          </table:table-cell>
          <table:covered-table-cell table:style-name="ce566"/>
          <table:covered-table-cell table:style-name="ce572"/>
          <table:table-cell table:style-name="ce576" office:value-type="string" calcext:value-type="string" table:number-columns-spanned="5" table:number-rows-spanned="1">
            <text:p>Teleop </text:p>
          </table:table-cell>
          <table:covered-table-cell table:style-name="ce579"/>
          <table:covered-table-cell table:style-name="ce583"/>
          <table:covered-table-cell table:style-name="ce586"/>
          <table:covered-table-cell table:style-name="ce590"/>
          <table:table-cell table:style-name="ce592" office:value-type="string" calcext:value-type="string" table:number-columns-spanned="3" table:number-rows-spanned="1">
            <text:p>Endgame</text:p>
          </table:table-cell>
          <table:covered-table-cell table:style-name="ce596"/>
          <table:covered-table-cell table:style-name="ce598"/>
          <table:table-cell table:style-name="ce603" office:value-type="string" calcext:value-type="string" table:number-columns-spanned="4" table:number-rows-spanned="1">
            <text:p>Miscellaneous</text:p>
          </table:table-cell>
          <table:covered-table-cell table:style-name="ce606"/>
          <table:covered-table-cell table:style-name="ce608"/>
          <table:covered-table-cell table:style-name="ce610"/>
          <table:table-cell table:style-name="ce612" table:number-columns-repeated="998"/>
          <table:table-cell table:number-columns-repeated="5"/>
        </table:table-row>
        <table:table-row table:style-name="ro1">
          <table:table-cell table:style-name="ce555" office:value-type="string" calcext:value-type="string">
            <text:p>Scouter</text:p>
          </table:table-cell>
          <table:table-cell table:style-name="ce555" office:value-type="string" calcext:value-type="string">
            <text:p>Event</text:p>
          </table:table-cell>
          <table:table-cell table:style-name="ce555" office:value-type="string" calcext:value-type="string">
            <text:p>Match Level</text:p>
          </table:table-cell>
          <table:table-cell table:style-name="ce555" office:value-type="string" calcext:value-type="string">
            <text:p>Match #</text:p>
          </table:table-cell>
          <table:table-cell table:style-name="ce559" office:value-type="string" calcext:value-type="string">
            <text:p>Robot</text:p>
          </table:table-cell>
          <table:table-cell table:style-name="ce555" office:value-type="string" calcext:value-type="string">
            <text:p>Team #</text:p>
          </table:table-cell>
          <table:table-cell table:style-name="ce564" office:value-type="string" calcext:value-type="string">
            <text:p>Taxi</text:p>
          </table:table-cell>
          <table:table-cell table:style-name="ce567" office:value-type="string" calcext:value-type="string">
            <text:p>Cargo Scored</text:p>
          </table:table-cell>
          <table:table-cell table:style-name="ce573" office:value-type="string" calcext:value-type="string">
            <text:p>Target Goal</text:p>
          </table:table-cell>
          <table:table-cell table:style-name="ce577" office:value-type="string" calcext:value-type="string">
            <text:p>Shots Taken</text:p>
          </table:table-cell>
          <table:table-cell table:style-name="ce580" office:value-type="string" calcext:value-type="string">
            <text:p>Shot Accuracy</text:p>
          </table:table-cell>
          <table:table-cell table:style-name="ce584" office:value-type="string" calcext:value-type="string">
            <text:p>Target Goal</text:p>
          </table:table-cell>
          <table:table-cell table:style-name="ce587" office:value-type="string" calcext:value-type="string">
            <text:p>Cargo Intake</text:p>
          </table:table-cell>
          <table:table-cell table:style-name="ce591" office:value-type="string" calcext:value-type="string">
            <text:p>Shooting Spot</text:p>
          </table:table-cell>
          <table:table-cell table:style-name="ce593" office:value-type="string" calcext:value-type="string">
            <text:p>Attempted Climb</text:p>
          </table:table-cell>
          <table:table-cell table:style-name="ce593" office:value-type="string" calcext:value-type="string">
            <text:p>Successful Climb</text:p>
          </table:table-cell>
          <table:table-cell table:style-name="ce599" office:value-type="string" calcext:value-type="string">
            <text:p>Climb Time</text:p>
          </table:table-cell>
          <table:table-cell table:style-name="ce604" office:value-type="string" calcext:value-type="string">
            <text:p>Driver Skill</text:p>
          </table:table-cell>
          <table:table-cell table:style-name="ce607" office:value-type="string" calcext:value-type="string">
            <text:p>Defense Skill</text:p>
          </table:table-cell>
          <table:table-cell table:style-name="ce609" office:value-type="string" calcext:value-type="string">
            <text:p>Defense Tolerance</text:p>
          </table:table-cell>
          <table:table-cell table:style-name="ce611" office:value-type="string" calcext:value-type="string">
            <text:p>Comments</text:p>
          </table:table-cell>
          <table:table-cell table:style-name="ce613" table:number-columns-repeated="998"/>
          <table:table-cell table:number-columns-repeated="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574"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table:style-name="ce561"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echnical Difficulti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56"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style-name="ce578" office:value-type="string" calcext:value-type="string">
            <text:p>None</text:p>
          </table:table-cell>
          <table:table-cell table:style-name="ce582" office:value-type="string" calcext:value-type="string">
            <text:p>Not Observed</text:p>
          </table:table-cell>
          <table:table-cell table:style-name="ce585" office:value-type="string" calcext:value-type="string">
            <text:p>Not Observed</text:p>
          </table:table-cell>
          <table:table-cell table:number-columns-repeated="2" table:style-name="ce589" office:value-type="string" calcext:value-type="string">
            <text:p>Not Observed</text:p>
          </table:table-cell>
          <table:table-cell table:style-name="ce594" office:value-type="float" office:value="2" calcext:value-type="float">
            <text:p>2</text:p>
          </table:table-cell>
          <table:table-cell table:style-name="ce597" office:value-type="float" office:value="2" calcext:value-type="float">
            <text:p>2</text:p>
          </table:table-cell>
          <table:table-cell table:style-name="ce600" office:value-type="string" calcext:value-type="string">
            <text:p>10-20</text:p>
          </table:table-cell>
          <table:table-cell table:style-name="ce605" office:value-type="string" calcext:value-type="string">
            <text:p>Low</text:p>
          </table:table-cell>
          <table:table-cell table:style-name="ce556" office:value-type="string" calcext:value-type="string">
            <text:p>Didn’t Defend</text:p>
          </table:table-cell>
          <table:table-cell table:style-name="ce556"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9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table:style-name="ce570" office:value-type="string" calcext:value-type="string">
            <text:p>None</text:p>
          </table:table-cell>
          <table:table-cell table:style-name="ce570" office:value-type="string" calcext:value-type="string">
            <text:p>Not Observed</text:p>
          </table:table-cell>
          <table:table-cell table:style-name="ce570" office:value-type="string" calcext:value-type="string">
            <text:p>High</text:p>
          </table:table-cell>
          <table:table-cell table:style-name="ce570" office:value-type="string" calcext:value-type="string">
            <text:p>Not Observed</text:p>
          </table:table-cell>
          <table:table-cell table:style-name="ce570"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Prone to Tipping/Top Heavy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25</text:p>
          </table:table-cell>
          <table:table-cell office:value-type="string" calcext:value-type="string">
            <text:p>Yes</text:p>
          </table:table-cell>
          <table:table-cell table:style-name="ce570" office:value-type="float" office:value="5" calcext:value-type="float">
            <text:p>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style-name="ce570" office:value-type="string" calcext:value-type="string">
            <text:p>High</text:p>
          </table:table-cell>
          <table:table-cell table:style-name="ce570"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table:style-name="ce570" office:value-type="string" calcext:value-type="string">
            <text:p>Didn’t Defend</text:p>
          </table:table-cell>
          <table:table-cell table:style-name="ce570"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01</text:p>
          </table:table-cell>
          <table:table-cell office:value-type="string" calcext:value-type="string">
            <text:p>Yes</text:p>
          </table:table-cell>
          <table:table-cell table:style-name="ce570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01"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3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Attempted</text:p>
          </table:table-cell>
          <table:table-cell table:style-name="ce602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oked disabl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570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table:style-name="ce570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office:value-type="string" calcext:value-type="string">
            <text:p>Has Disabled In Match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style-name="ce59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ycle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Reliable Climb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table:style-name="ce562"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. Also overshoots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3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57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crewed up friends auton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570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570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sruptive Auton. Can Maybe Climb, but Very Slow and Difficult.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Reliable Cycle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68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Auton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Watc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752</text:p>
          </table:table-cell>
          <table:table-cell office:value-type="string" calcext:value-type="string">
            <text:p>Yes</text:p>
          </table:table-cell>
          <table:table-cell table:style-name="ce571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table:style-name="ce570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abled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Climb Usually 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3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t Tipped Over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3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52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style-name="ce570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763</text:p>
          </table:table-cell>
          <table:table-cell office:value-type="string" calcext:value-type="string">
            <text:p>Yes</text:p>
          </table:table-cell>
          <table:table-cell table:style-name="ce570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860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style-name="ce570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Taxi</text:p>
          </table:table-cell>
          <table:table-cell table:number-columns-repeated="1003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Total'.E1:'2022mabos Total'.E1048576">
            <calcext:condition calcext:apply-style-name="Red" calcext:value="begins-with(&quot;r&quot;)" calcext:base-cell-address="'2022mabos Total'.E1"/>
            <calcext:condition calcext:apply-style-name="Blue" calcext:value="begins-with(&quot;b&quot;)" calcext:base-cell-address="'2022mabos Total'.E1"/>
          </calcext:conditional-format>
          <calcext:conditional-format calcext:target-range-address="'2022mabos Total'.A1:'2022mabos Total'.AMJ2 '2022mabos Total'.A3:'2022mabos Total'.H10 '2022mabos Total'.J3:'2022mabos Total'.AMJ11 '2022mabos Total'.I4:'2022mabos Total'.I11 '2022mabos Total'.A11:'2022mabos Total'.E11 '2022mabos Total'.G11:'2022mabos Total'.H11 '2022mabos Total'.A12:'2022mabos Total'.AMJ1048576">
            <calcext:condition calcext:apply-style-name="Not Observed" calcext:value="=&quot;Not Observed&quot;" calcext:base-cell-address="'2022mabos Total'.A1"/>
            <calcext:condition calcext:apply-style-name="Bad" calcext:value="=&quot;None&quot;" calcext:base-cell-address="'2022mabos Total'.A1"/>
            <calcext:condition calcext:apply-style-name="Not Attempted" calcext:value="=&quot;Not Attempted&quot;" calcext:base-cell-address="'2022mabos Total'.A1"/>
            <calcext:condition calcext:apply-style-name="Neutral" calcext:value="=&quot;Some&quot;" calcext:base-cell-address="'2022mabos Total'.A1"/>
            <calcext:condition calcext:apply-style-name="Good" calcext:value="=&quot;Lots&quot;" calcext:base-cell-address="'2022mabos Total'.A1"/>
          </calcext:conditional-format>
          <calcext:conditional-format calcext:target-range-address="'2022mabos Total'.S31:'2022mabos Total'.T1048576 '2022mabos Total'.R1:'2022mabos Total'.T20 '2022mabos Total'.P21:'2022mabos Total'.R21 '2022mabos Total'.R22:'2022mabos Total'.T26 '2022mabos Total'.R27:'2022mabos Total'.R1048576 '2022mabos Total'.S27:'2022mabos Total'.T29">
            <calcext:condition calcext:apply-style-name="Bad" calcext:value="=&quot;Low&quot;" calcext:base-cell-address="'2022mabos Total'.P1"/>
            <calcext:condition calcext:apply-style-name="Neutral" calcext:value="=&quot;Medium&quot;" calcext:base-cell-address="'2022mabos Total'.P1"/>
            <calcext:condition calcext:apply-style-name="Good" calcext:value="=&quot;High&quot;" calcext:base-cell-address="'2022mabos Total'.P1"/>
          </calcext:conditional-format>
          <calcext:conditional-format calcext:target-range-address="'2022mabos Total'.S1:'2022mabos Total'.S20 '2022mabos Total'.Q21:'2022mabos Total'.Q21 '2022mabos Total'.S31:'2022mabos Total'.S1048576 '2022mabos Total'.S22:'2022mabos Total'.S29">
            <calcext:condition calcext:apply-style-name="Not Attempted" calcext:value="=&quot;Didn’t Defend&quot;" calcext:base-cell-address="'2022mabos Total'.Q1"/>
          </calcext:conditional-format>
          <calcext:conditional-format calcext:target-range-address="'2022mabos Total'.T1:'2022mabos Total'.T20 '2022mabos Total'.R21:'2022mabos Total'.R21 '2022mabos Total'.T31:'2022mabos Total'.T1048576 '2022mabos Total'.T22:'2022mabos Total'.T29">
            <calcext:condition calcext:apply-style-name="Not Attempted" calcext:value="=&quot;Wasn’t Defended&quot;" calcext:base-cell-address="'2022mabos Total'.R1"/>
          </calcext:conditional-format>
          <calcext:conditional-format calcext:target-range-address="'2022mabos Total'.O1:'2022mabos Total'.P20 '2022mabos Total'.M21:'2022mabos Total'.N21 '2022mabos Total'.O188:'2022mabos Total'.P1048576 '2022mabos Total'.P22:'2022mabos Total'.P129 '2022mabos Total'.O22:'2022mabos Total'.O186 '2022mabos Total'.P131:'2022mabos Total'.P186">
            <calcext:condition calcext:apply-style-name="Bad" calcext:value="=1" calcext:base-cell-address="'2022mabos Total'.M1"/>
            <calcext:condition calcext:apply-style-name="Neutral" calcext:value="=2" calcext:base-cell-address="'2022mabos Total'.M1"/>
            <calcext:condition calcext:apply-style-name="Neutral Good" calcext:value="=3" calcext:base-cell-address="'2022mabos Total'.M1"/>
            <calcext:condition calcext:apply-style-name="Good" calcext:value="=4" calcext:base-cell-address="'2022mabos Total'.M1"/>
          </calcext:conditional-format>
          <calcext:conditional-format calcext:target-range-address="'2022mabos Total'.Q1:'2022mabos Total'.Q12 '2022mabos Total'.Q14:'2022mabos Total'.Q20 '2022mabos Total'.O21:'2022mabos Total'.O21 '2022mabos Total'.Q22:'2022mabos Total'.Q1048576">
            <calcext:condition calcext:apply-style-name="Good" calcext:value="=&quot;0-10&quot;" calcext:base-cell-address="'2022mabos Total'.O1"/>
            <calcext:condition calcext:apply-style-name="Neutral Good" calcext:value="=&quot;10-20&quot;" calcext:base-cell-address="'2022mabos Total'.O1"/>
            <calcext:condition calcext:apply-style-name="Neutral" calcext:value="=&quot;20-30&quot;" calcext:base-cell-address="'2022mabos Total'.O1"/>
            <calcext:condition calcext:apply-style-name="Bad" calcext:value="=&quot;&gt;30&quot;" calcext:base-cell-address="'2022mabos Total'.O1"/>
          </calcext:conditional-format>
          <calcext:conditional-format calcext:target-range-address="'2022mabos Total'.G1:'2022mabos Total'.G1048576">
            <calcext:condition calcext:apply-style-name="Good" calcext:value="=&quot;Yes&quot;" calcext:base-cell-address="'2022mabos Total'.G1"/>
            <calcext:condition calcext:apply-style-name="Bad" calcext:value="=&quot;No&quot;" calcext:base-cell-address="'2022mabos Total'.G1"/>
          </calcext:conditional-format>
          <calcext:conditional-format calcext:target-range-address="'2022mabos Total'.L31:'2022mabos Total'.M1048576 '2022mabos Total'.L1:'2022mabos Total'.M20 '2022mabos Total'.J21:'2022mabos Total'.K21 '2022mabos Total'.L22:'2022mabos Total'.M23 '2022mabos Total'.L25:'2022mabos Total'.M29">
            <calcext:condition calcext:apply-style-name="Both" calcext:value="=&quot;Both&quot;" calcext:base-cell-address="'2022mabos Total'.J1"/>
          </calcext:conditional-format>
          <calcext:conditional-format calcext:target-range-address="'2022mabos Total'.N1:'2022mabos Total'.N20 '2022mabos Total'.L21:'2022mabos Total'.L21 '2022mabos Total'.N78:'2022mabos Total'.N1048576 '2022mabos Total'.N22:'2022mabos Total'.N23 '2022mabos Total'.N25:'2022mabos Total'.N76">
            <calcext:condition calcext:apply-style-name="Option 1" calcext:value="=&quot;Close&quot;" calcext:base-cell-address="'2022mabos Total'.L1"/>
            <calcext:condition calcext:apply-style-name="Option 2" calcext:value="=&quot;Far&quot;" calcext:base-cell-address="'2022mabos Total'.L1"/>
            <calcext:condition calcext:apply-style-name="Both" calcext:value="=&quot;Adjustable&quot;" calcext:base-cell-address="'2022mabos Total'.L1"/>
          </calcext:conditional-format>
          <calcext:conditional-format calcext:target-range-address="'2022mabos Total'.L1:'2022mabos Total'.L20 '2022mabos Total'.J21:'2022mabos Total'.J21 '2022mabos Total'.L31:'2022mabos Total'.L1048576 '2022mabos Total'.L22:'2022mabos Total'.L23 '2022mabos Total'.L25:'2022mabos Total'.L29">
            <calcext:condition calcext:apply-style-name="Option 1" calcext:value="=&quot;Low&quot;" calcext:base-cell-address="'2022mabos Total'.J1"/>
            <calcext:condition calcext:apply-style-name="Option 2" calcext:value="=&quot;High&quot;" calcext:base-cell-address="'2022mabos Total'.J1"/>
          </calcext:conditional-format>
          <calcext:conditional-format calcext:target-range-address="'2022mabos Total'.M1:'2022mabos Total'.M20 '2022mabos Total'.K21:'2022mabos Total'.K21 '2022mabos Total'.M31:'2022mabos Total'.M1048576 '2022mabos Total'.M22:'2022mabos Total'.M23 '2022mabos Total'.M25:'2022mabos Total'.M29">
            <calcext:condition calcext:apply-style-name="Option 1" calcext:value="=&quot;Terminal&quot;" calcext:base-cell-address="'2022mabos Total'.K1"/>
            <calcext:condition calcext:apply-style-name="Option 2" calcext:value="=&quot;Ground&quot;" calcext:base-cell-address="'2022mabos Total'.K1"/>
          </calcext:conditional-format>
          <calcext:conditional-format calcext:target-range-address="'2022mabos Total'.K274:'2022mabos Total'.K1048576 '2022mabos Total'.K1:'2022mabos Total'.K23 '2022mabos Total'.K25:'2022mabos Total'.K76 '2022mabos Total'.K78:'2022mabos Total'.K129 '2022mabos Total'.K131:'2022mabos Total'.K225 '2022mabos Total'.K227:'2022mabos Total'.K272">
            <calcext:condition calcext:apply-style-name="Bad" calcext:value="=&quot;Low&quot;" calcext:base-cell-address="'2022mabos Total'.K1"/>
            <calcext:condition calcext:apply-style-name="Neutral" calcext:value="=&quot;Medium&quot;" calcext:base-cell-address="'2022mabos Total'.K1"/>
            <calcext:condition calcext:apply-style-name="Good" calcext:value="=&quot;High&quot;" calcext:base-cell-address="'2022mabos Total'.K1"/>
            <calcext:condition calcext:apply-style-name="Bad" calcext:value="=&quot;None&quot;" calcext:base-cell-address="'2022mabos Total'.K1"/>
          </calcext:conditional-format>
          <calcext:conditional-format calcext:target-range-address="'2022mabos Total'.J24:'2022mabos Total'.N24 '2022mabos Total'.H30:'2022mabos Total'.H30 '2022mabos Total'.L30:'2022mabos Total'.M30 '2022mabos Total'.S30:'2022mabos Total'.T30 '2022mabos Total'.H45:'2022mabos Total'.H45 '2022mabos Total'.K77:'2022mabos Total'.K77 '2022mabos Total'.N77:'2022mabos Total'.N77 '2022mabos Total'.K130:'2022mabos Total'.K130 '2022mabos Total'.P130:'2022mabos Total'.P130 '2022mabos Total'.O187:'2022mabos Total'.P187 '2022mabos Total'.K226:'2022mabos Total'.K226 '2022mabos Total'.H242:'2022mabos Total'.H242 '2022mabos Total'.I1:'2022mabos Total'.I1048576 '2022mabos Total'.K273:'2022mabos Total'.K273">
            <calcext:condition calcext:apply-style-name="Bad" calcext:value="=&quot;None&quot;" calcext:base-cell-address="'2022mabos Total'.H1"/>
            <calcext:condition calcext:apply-style-name="Option 1" calcext:value="=&quot;Low&quot;" calcext:base-cell-address="'2022mabos Total'.H1"/>
            <calcext:condition calcext:apply-style-name="Option 2" calcext:value="=&quot;High&quot;" calcext:base-cell-address="'2022mabos Total'.H1"/>
            <calcext:condition calcext:apply-style-name="Both" calcext:value="=&quot;Both&quot;" calcext:base-cell-address="'2022mabos Total'.H1"/>
          </calcext:conditional-format>
          <calcext:conditional-format calcext:target-range-address="'2022mabos Total'.H243:'2022mabos Total'.H1048576 '2022mabos Total'.H1:'2022mabos Total'.H25 '2022mabos Total'.H27:'2022mabos Total'.H29 '2022mabos Total'.H31:'2022mabos Total'.H44 '2022mabos Total'.H46:'2022mabos Total'.H186 '2022mabos Total'.H188:'2022mabos Total'.H24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mabos Total'.H26:'2022mabos Total'.H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mabos Total'.H187:'2022mabos Total'.H187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Formatted" table:style-name="ta1">
        <office:forms form:automatic-focus="false" form:apply-design-mode="false"/>
        <table:table-column table:style-name="co1" table:default-cell-style-name="ce618"/>
        <table:table-column table:style-name="co1" table:default-cell-style-name="ce620"/>
        <table:table-column table:style-name="co1" table:default-cell-style-name="ce623"/>
        <table:table-column table:style-name="co1" table:default-cell-style-name="ce620"/>
        <table:table-column table:style-name="co1" table:number-columns-repeated="1020" table:default-cell-style-name="Default"/>
        <table:table-row table:style-name="ro1">
          <table:table-cell table:style-name="ce616" office:value-type="string" calcext:value-type="string">
            <text:p>If 95 #1</text:p>
          </table:table-cell>
          <table:table-cell table:style-name="ce616"/>
          <table:table-cell table:style-name="ce621" office:value-type="string" calcext:value-type="string">
            <text:p>If 95 !#1</text:p>
          </table:table-cell>
          <table:table-cell table:style-name="ce621"/>
          <table:table-cell table:number-columns-repeated="4"/>
          <table:table-cell office:value-type="string" calcext:value-type="string">
            <text:p>Notes:</text:p>
          </table:table-cell>
          <table:table-cell table:number-columns-repeated="1015"/>
        </table:table-row>
        <table:table-row table:style-name="ro1">
          <table:table-cell table:style-name="ce617"/>
          <table:table-cell table:style-name="ce616"/>
          <table:table-cell table:style-name="ce622"/>
          <table:table-cell table:style-name="ce621"/>
          <table:table-cell table:number-columns-repeated="4"/>
          <table:table-cell office:value-type="string" calcext:value-type="string">
            <text:p>Check top 7’s drive train for defensive capabiliti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ense Strat: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8" calcext:value-type="float">
            <text:p>6328</text:p>
          </table:table-cell>
          <table:table-cell office:value-type="float" office:value="2" calcext:value-type="float">
            <text:p>2</text:p>
          </table:table-cell>
          <table:table-cell office:value-type="float" office:value="2423" calcext:value-type="float">
            <text:p>2423</text:p>
          </table:table-cell>
          <table:table-cell/>
          <table:table-cell office:value-type="float" office:value="5846" calcext:value-type="float">
            <text:p>5846</text:p>
          </table:table-cell>
          <table:table-cell office:value-type="float" office:value="2423" calcext:value-type="float">
            <text:p>2423</text:p>
          </table:table-cell>
          <table:table-cell table:number-columns-repeated="2"/>
          <table:table-cell office:value-type="string" calcext:value-type="string">
            <text:p>-Need Traversal + Defense and just defen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87" calcext:value-type="float">
            <text:p>56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nked 9</text:p>
          </table:table-cell>
          <table:table-cell office:value-type="string" calcext:value-type="string">
            <text:p>Ranked 30</text:p>
          </table:table-cell>
          <table:table-cell/>
          <table:table-cell office:value-type="string" calcext:value-type="string">
            <text:p>125 might see 6328’s tip over, they might not like that and choose us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7" calcext:value-type="float">
            <text:p>28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ght not get</text:p>
          </table:table-cell>
          <table:table-cell office:value-type="string" calcext:value-type="string">
            <text:p>Could get</text:p>
          </table:table-cell>
          <table:table-cell/>
          <table:table-cell office:value-type="string" calcext:value-type="string">
            <text:p>6328, not attacked, just top heavy and braked too fast.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reat Def</text:p>
          </table:table-cell>
          <table:table-cell office:value-type="string" calcext:value-type="string">
            <text:p>Pretty good Def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01" calcext:value-type="float">
            <text:p>62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an’t take Def</text:p>
          </table:table-cell>
          <table:table-cell office:value-type="string" calcext:value-type="string">
            <text:p>Can take Def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74" calcext:value-type="float">
            <text:p>767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423(D)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323(D)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22(Cy)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909(A)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99(Cy)(L)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67" calcext:value-type="float">
            <text:p>636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735(No Bar)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23" calcext:value-type="float">
            <text:p>6723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63" calcext:value-type="float">
            <text:p>676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74" calcext:value-type="float">
            <text:p>1474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65" calcext:value-type="float">
            <text:p>1965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846(Best D)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61" calcext:value-type="float">
            <text:p>176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619" table:number-columns-repeated="4"/>
          <table:table-cell table:style-name="ce624"/>
          <table:table-cell table:style-name="ce619"/>
          <table:table-cell table:style-name="ce625"/>
          <table:table-cell table:style-name="ce626"/>
          <table:table-cell table:style-name="ce627"/>
          <table:table-cell table:style-name="ce619"/>
          <table:table-cell table:style-name="ce628"/>
          <table:table-cell table:style-name="ce629"/>
          <table:table-cell table:style-name="ce630"/>
          <table:table-cell table:style-name="ce631"/>
          <table:table-cell table:style-name="ce632" table:number-columns-repeated="2"/>
          <table:table-cell table:style-name="ce633"/>
          <table:table-cell table:style-name="ce634"/>
          <table:table-cell table:style-name="ce635"/>
          <table:table-cell table:style-name="ce636"/>
          <table:table-cell table:style-name="ce619" table:number-columns-repeated="999"/>
          <table:table-cell table:style-name="ce637"/>
          <table:table-cell table:style-name="ce638" table:number-columns-repeated="4"/>
        </table:table-row>
        <calcext:conditional-formats>
          <calcext:conditional-format calcext:target-range-address="'2022mabos Formatted'.C2:'2022mabos Formatted'.C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2022mabos Formatted'.A2:'2022mabos Formatted'.A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2022mabos Formatted'.E27:'2022mabos Formatted'.E27">
            <calcext:condition calcext:apply-style-name="Red" calcext:value="begins-with(&quot;r&quot;)" calcext:base-cell-address="'2022mabos Formatted'.E27"/>
            <calcext:condition calcext:apply-style-name="Blue" calcext:value="begins-with(&quot;b&quot;)" calcext:base-cell-address="'2022mabos Formatted'.E27"/>
          </calcext:conditional-format>
          <calcext:conditional-format calcext:target-range-address="'2022mabos Formatted'.A27:'2022mabos Formatted'.AMJ27">
            <calcext:condition calcext:apply-style-name="Not Observed" calcext:value="=&quot;Not Observed&quot;" calcext:base-cell-address="'2022mabos Formatted'.A27"/>
            <calcext:condition calcext:apply-style-name="Bad" calcext:value="=&quot;None&quot;" calcext:base-cell-address="'2022mabos Formatted'.A27"/>
            <calcext:condition calcext:apply-style-name="Not Attempted" calcext:value="=&quot;Not Attempted&quot;" calcext:base-cell-address="'2022mabos Formatted'.A27"/>
            <calcext:condition calcext:apply-style-name="Neutral" calcext:value="=&quot;Some&quot;" calcext:base-cell-address="'2022mabos Formatted'.A27"/>
            <calcext:condition calcext:apply-style-name="Good" calcext:value="=&quot;Lots&quot;" calcext:base-cell-address="'2022mabos Formatted'.A27"/>
          </calcext:conditional-format>
          <calcext:conditional-format calcext:target-range-address="'2022mabos Formatted'.R27:'2022mabos Formatted'.T27">
            <calcext:condition calcext:apply-style-name="Bad" calcext:value="=&quot;Low&quot;" calcext:base-cell-address="'2022mabos Formatted'.R27"/>
            <calcext:condition calcext:apply-style-name="Neutral" calcext:value="=&quot;Medium&quot;" calcext:base-cell-address="'2022mabos Formatted'.R27"/>
            <calcext:condition calcext:apply-style-name="Good" calcext:value="=&quot;High&quot;" calcext:base-cell-address="'2022mabos Formatted'.R27"/>
          </calcext:conditional-format>
          <calcext:conditional-format calcext:target-range-address="'2022mabos Formatted'.S27:'2022mabos Formatted'.S27">
            <calcext:condition calcext:apply-style-name="Not Attempted" calcext:value="=&quot;Didn’t Defend&quot;" calcext:base-cell-address="'2022mabos Formatted'.S27"/>
          </calcext:conditional-format>
          <calcext:conditional-format calcext:target-range-address="'2022mabos Formatted'.T27:'2022mabos Formatted'.T27">
            <calcext:condition calcext:apply-style-name="Not Attempted" calcext:value="=&quot;Wasn’t Defended&quot;" calcext:base-cell-address="'2022mabos Formatted'.T27"/>
          </calcext:conditional-format>
          <calcext:conditional-format calcext:target-range-address="'2022mabos Formatted'.O27:'2022mabos Formatted'.P27">
            <calcext:condition calcext:apply-style-name="Bad" calcext:value="=1" calcext:base-cell-address="'2022mabos Formatted'.O27"/>
            <calcext:condition calcext:apply-style-name="Neutral" calcext:value="=2" calcext:base-cell-address="'2022mabos Formatted'.O27"/>
            <calcext:condition calcext:apply-style-name="Neutral Good" calcext:value="=3" calcext:base-cell-address="'2022mabos Formatted'.O27"/>
            <calcext:condition calcext:apply-style-name="Good" calcext:value="=4" calcext:base-cell-address="'2022mabos Formatted'.O27"/>
          </calcext:conditional-format>
          <calcext:conditional-format calcext:target-range-address="'2022mabos Formatted'.Q27:'2022mabos Formatted'.Q27">
            <calcext:condition calcext:apply-style-name="Good" calcext:value="=&quot;0-10&quot;" calcext:base-cell-address="'2022mabos Formatted'.Q27"/>
            <calcext:condition calcext:apply-style-name="Neutral Good" calcext:value="=&quot;10-20&quot;" calcext:base-cell-address="'2022mabos Formatted'.Q27"/>
            <calcext:condition calcext:apply-style-name="Neutral" calcext:value="=&quot;20-30&quot;" calcext:base-cell-address="'2022mabos Formatted'.Q27"/>
            <calcext:condition calcext:apply-style-name="Bad" calcext:value="=&quot;&gt;30&quot;" calcext:base-cell-address="'2022mabos Formatted'.Q27"/>
          </calcext:conditional-format>
          <calcext:conditional-format calcext:target-range-address="'2022mabos Formatted'.G27:'2022mabos Formatted'.G27">
            <calcext:condition calcext:apply-style-name="Good" calcext:value="=&quot;Yes&quot;" calcext:base-cell-address="'2022mabos Formatted'.G27"/>
            <calcext:condition calcext:apply-style-name="Bad" calcext:value="=&quot;No&quot;" calcext:base-cell-address="'2022mabos Formatted'.G27"/>
          </calcext:conditional-format>
          <calcext:conditional-format calcext:target-range-address="'2022mabos Formatted'.L27:'2022mabos Formatted'.M27">
            <calcext:condition calcext:apply-style-name="Both" calcext:value="=&quot;Both&quot;" calcext:base-cell-address="'2022mabos Formatted'.L27"/>
          </calcext:conditional-format>
          <calcext:conditional-format calcext:target-range-address="'2022mabos Formatted'.N27:'2022mabos Formatted'.N27">
            <calcext:condition calcext:apply-style-name="Option 1" calcext:value="=&quot;Close&quot;" calcext:base-cell-address="'2022mabos Formatted'.N27"/>
            <calcext:condition calcext:apply-style-name="Option 2" calcext:value="=&quot;Far&quot;" calcext:base-cell-address="'2022mabos Formatted'.N27"/>
            <calcext:condition calcext:apply-style-name="Both" calcext:value="=&quot;Adjustable&quot;" calcext:base-cell-address="'2022mabos Formatted'.N27"/>
          </calcext:conditional-format>
          <calcext:conditional-format calcext:target-range-address="'2022mabos Formatted'.L27:'2022mabos Formatted'.L27">
            <calcext:condition calcext:apply-style-name="Option 1" calcext:value="=&quot;Low&quot;" calcext:base-cell-address="'2022mabos Formatted'.L27"/>
            <calcext:condition calcext:apply-style-name="Option 2" calcext:value="=&quot;High&quot;" calcext:base-cell-address="'2022mabos Formatted'.L27"/>
          </calcext:conditional-format>
          <calcext:conditional-format calcext:target-range-address="'2022mabos Formatted'.M27:'2022mabos Formatted'.M27">
            <calcext:condition calcext:apply-style-name="Option 1" calcext:value="=&quot;Terminal&quot;" calcext:base-cell-address="'2022mabos Formatted'.M27"/>
            <calcext:condition calcext:apply-style-name="Option 2" calcext:value="=&quot;Ground&quot;" calcext:base-cell-address="'2022mabos Formatted'.M27"/>
          </calcext:conditional-format>
          <calcext:conditional-format calcext:target-range-address="'2022mabos Formatted'.K27:'2022mabos Formatted'.K27">
            <calcext:condition calcext:apply-style-name="Bad" calcext:value="=&quot;Low&quot;" calcext:base-cell-address="'2022mabos Formatted'.K27"/>
            <calcext:condition calcext:apply-style-name="Neutral" calcext:value="=&quot;Medium&quot;" calcext:base-cell-address="'2022mabos Formatted'.K27"/>
            <calcext:condition calcext:apply-style-name="Good" calcext:value="=&quot;High&quot;" calcext:base-cell-address="'2022mabos Formatted'.K27"/>
            <calcext:condition calcext:apply-style-name="Bad" calcext:value="=&quot;None&quot;" calcext:base-cell-address="'2022mabos Formatted'.K27"/>
          </calcext:conditional-format>
          <calcext:conditional-format calcext:target-range-address="'2022mabos Formatted'.I27:'2022mabos Formatted'.I27">
            <calcext:condition calcext:apply-style-name="Bad" calcext:value="=&quot;None&quot;" calcext:base-cell-address="'2022mabos Formatted'.I27"/>
            <calcext:condition calcext:apply-style-name="Option 1" calcext:value="=&quot;Low&quot;" calcext:base-cell-address="'2022mabos Formatted'.I27"/>
            <calcext:condition calcext:apply-style-name="Option 2" calcext:value="=&quot;High&quot;" calcext:base-cell-address="'2022mabos Formatted'.I27"/>
            <calcext:condition calcext:apply-style-name="Both" calcext:value="=&quot;Both&quot;" calcext:base-cell-address="'2022mabos Formatted'.I27"/>
          </calcext:conditional-format>
          <calcext:conditional-format calcext:target-range-address="'2022mabos Formatted'.H27:'2022mabos Formatted'.H27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nhgrs Info" table:style-name="ta1">
        <table:table-column table:style-name="co1" table:number-columns-repeated="3" table:default-cell-style-name="ce641"/>
        <table:table-column table:style-name="co2" table:default-cell-style-name="ce641"/>
        <table:table-column table:style-name="co1" table:default-cell-style-name="ce645"/>
        <table:table-column table:style-name="co1" table:default-cell-style-name="ce641"/>
        <table:table-column table:style-name="co1" table:default-cell-style-name="ce648"/>
        <table:table-column table:style-name="co1" table:default-cell-style-name="ce641"/>
        <table:table-column table:style-name="co3" table:default-cell-style-name="ce641"/>
        <table:table-column table:style-name="co1" table:default-cell-style-name="ce641"/>
        <table:table-column table:style-name="co1" table:default-cell-style-name="ce656"/>
        <table:table-column table:style-name="co1" table:default-cell-style-name="ce659"/>
        <table:table-column table:style-name="co1" table:default-cell-style-name="ce662"/>
        <table:table-column table:style-name="co4" table:default-cell-style-name="ce665"/>
        <table:table-column table:style-name="co1" table:default-cell-style-name="ce665"/>
        <table:table-column table:style-name="co1" table:default-cell-style-name="ce670"/>
        <table:table-column table:style-name="co1" table:default-cell-style-name="ce674"/>
        <table:table-column table:style-name="co1" table:default-cell-style-name="ce677"/>
        <table:table-column table:style-name="co5" table:default-cell-style-name="ce680"/>
        <table:table-column table:style-name="co6" table:default-cell-style-name="ce641"/>
        <table:table-column table:style-name="co1" table:number-columns-repeated="1004" table:default-cell-style-name="ce641"/>
        <table:table-row table:style-name="ro1">
          <table:table-cell table:style-name="ce639" office:value-type="string" calcext:value-type="string" table:number-columns-spanned="6" table:number-rows-spanned="1">
            <text:p>Pregame</text:p>
          </table:table-cell>
          <table:covered-table-cell table:number-columns-repeated="3" table:style-name="ce642"/>
          <table:covered-table-cell table:style-name="ce643"/>
          <table:covered-table-cell table:style-name="ce642"/>
          <table:table-cell table:style-name="ce646" office:value-type="string" calcext:value-type="string" table:number-columns-spanned="2" table:number-rows-spanned="1">
            <text:p>Autonomous</text:p>
          </table:table-cell>
          <table:covered-table-cell table:style-name="ce649"/>
          <table:table-cell table:style-name="ce651" office:value-type="string" calcext:value-type="string" table:number-columns-spanned="5" table:number-rows-spanned="1">
            <text:p>Teleop </text:p>
          </table:table-cell>
          <table:covered-table-cell table:style-name="ce653"/>
          <table:covered-table-cell table:style-name="ce654"/>
          <table:covered-table-cell table:style-name="ce657"/>
          <table:covered-table-cell table:style-name="ce660"/>
          <table:table-cell table:style-name="ce663" office:value-type="string" calcext:value-type="string" table:number-columns-spanned="3" table:number-rows-spanned="1">
            <text:p>Endgame</text:p>
          </table:table-cell>
          <table:covered-table-cell table:style-name="ce667"/>
          <table:covered-table-cell table:style-name="ce668"/>
          <table:table-cell table:style-name="ce672" office:value-type="string" calcext:value-type="string" table:number-columns-spanned="4" table:number-rows-spanned="1">
            <text:p>Miscellaneous</text:p>
          </table:table-cell>
          <table:covered-table-cell table:style-name="ce675"/>
          <table:covered-table-cell table:style-name="ce678"/>
          <table:covered-table-cell table:style-name="ce681"/>
          <table:table-cell table:style-name="ce683" table:number-columns-repeated="1004"/>
        </table:table-row>
        <table:table-row table:style-name="ro1">
          <table:table-cell table:style-name="ce640" office:value-type="string" calcext:value-type="string">
            <text:p>Scouter</text:p>
          </table:table-cell>
          <table:table-cell table:style-name="ce640" office:value-type="string" calcext:value-type="string">
            <text:p>Event</text:p>
          </table:table-cell>
          <table:table-cell table:style-name="ce640" office:value-type="string" calcext:value-type="string">
            <text:p>Match Level</text:p>
          </table:table-cell>
          <table:table-cell table:style-name="ce640" office:value-type="string" calcext:value-type="string">
            <text:p>Match #</text:p>
          </table:table-cell>
          <table:table-cell table:style-name="ce644" office:value-type="string" calcext:value-type="string">
            <text:p>Alliance</text:p>
          </table:table-cell>
          <table:table-cell table:style-name="ce640" office:value-type="string" calcext:value-type="string">
            <text:p>Team #</text:p>
          </table:table-cell>
          <table:table-cell table:style-name="ce647" office:value-type="string" calcext:value-type="string">
            <text:p>Taxi</text:p>
          </table:table-cell>
          <table:table-cell table:style-name="ce650" office:value-type="string" calcext:value-type="string">
            <text:p>Cargo Scor1</text:p>
          </table:table-cell>
          <table:table-cell table:style-name="ce652" office:value-type="string" calcext:value-type="string">
            <text:p>Cargo Attempted</text:p>
          </table:table-cell>
          <table:table-cell table:style-name="ce652" office:value-type="string" calcext:value-type="string">
            <text:p>Cargo Scor1</text:p>
          </table:table-cell>
          <table:table-cell table:style-name="ce655" office:value-type="string" calcext:value-type="string">
            <text:p>Target Goal</text:p>
          </table:table-cell>
          <table:table-cell table:style-name="ce658" office:value-type="string" calcext:value-type="string">
            <text:p>Cargo Intake</text:p>
          </table:table-cell>
          <table:table-cell table:style-name="ce661" office:value-type="string" calcext:value-type="string">
            <text:p>Shooting Spot</text:p>
          </table:table-cell>
          <table:table-cell table:style-name="ce664" office:value-type="string" calcext:value-type="string">
            <text:p>Attempted Climb</text:p>
          </table:table-cell>
          <table:table-cell table:style-name="ce664" office:value-type="string" calcext:value-type="string">
            <text:p>Successful Climb</text:p>
          </table:table-cell>
          <table:table-cell table:style-name="ce669" office:value-type="string" calcext:value-type="string">
            <text:p>Climb Time</text:p>
          </table:table-cell>
          <table:table-cell table:style-name="ce673" office:value-type="string" calcext:value-type="string">
            <text:p>Driver Skill</text:p>
          </table:table-cell>
          <table:table-cell table:style-name="ce676" office:value-type="string" calcext:value-type="string">
            <text:p>Defense Skill</text:p>
          </table:table-cell>
          <table:table-cell table:style-name="ce679" office:value-type="string" calcext:value-type="string">
            <text:p>Defense Tolerance</text:p>
          </table:table-cell>
          <table:table-cell table:style-name="ce682" office:value-type="string" calcext:value-type="string">
            <text:p>Comments</text:p>
          </table:table-cell>
          <table:table-cell table:style-name="ce684"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71"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71"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66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ts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9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mb in first part of tele op and pulled teammate in auto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0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fell of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87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 Da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ns</text:p>
          </table:table-cell>
          <table:table-cell office:value-type="float" office:value="6328" calcext:value-type="float">
            <text:p>6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ssis &amp; climber onl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got stuck on hub, disabled robo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ght have been broken, didn't really mo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net on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 a big net, plays defen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??40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cked off bar by 12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nhgrs Info'.E1:'2022nhgrs Info'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'2022nhgrs Info'.A1:'2022nhgrs Info'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'2022nhgrs Info'.Q1:'2022nhgrs Info'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'2022nhgrs Info'.R1:'2022nhgrs Info'.R1048576">
            <calcext:condition calcext:apply-style-name="Not Attempted" calcext:value="=&quot;Didn't Defend&quot;" calcext:base-cell-address="'2022nhgrs Info'.R1"/>
          </calcext:conditional-format>
          <calcext:conditional-format calcext:target-range-address="'2022nhgrs Info'.S1:'2022nhgrs Info'.S1048576">
            <calcext:condition calcext:apply-style-name="Not Attempted" calcext:value="=&quot;Wasn’t Defended&quot;" calcext:base-cell-address="'2022nhgrs Info'.S1"/>
            <calcext:condition calcext:apply-style-name="Option 1" calcext:value="=&quot;No&quot;" calcext:base-cell-address="'2022nhgrs Info'.S1"/>
            <calcext:condition calcext:apply-style-name="Option 2" calcext:value="=&quot;Yes&quot;" calcext:base-cell-address="'2022nhgrs Info'.S1"/>
          </calcext:conditional-format>
          <calcext:conditional-format calcext:target-range-address="'2022nhgrs Info'.N1:'2022nhgrs Info'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'2022nhgrs Info'.P1:'2022nhgrs Info'.P1048576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'2022nhgrs Info'.G1:'2022nhgrs Info'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'2022nhgrs Info'.K1:'2022nhgrs Info'.L1048576">
            <calcext:condition calcext:apply-style-name="Both" calcext:value="=&quot;Both&quot;" calcext:base-cell-address="'2022nhgrs Info'.K1"/>
          </calcext:conditional-format>
          <calcext:conditional-format calcext:target-range-address="'2022nhgrs Info'.M1:'2022nhgrs Info'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'2022nhgrs Info'.K1:'2022nhgrs Info'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'2022nhgrs Info'.L1:'2022nhgrs Info'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nhgrs Total" table:style-name="ta1">
        <table:table-column table:style-name="co7" table:number-columns-repeated="5" table:default-cell-style-name="ce689"/>
        <table:table-column table:style-name="co8" table:default-cell-style-name="ce689"/>
        <table:table-column table:style-name="co7" table:number-columns-repeated="4" table:default-cell-style-name="ce689"/>
        <table:table-column table:style-name="co9" table:number-columns-repeated="2" table:default-cell-style-name="ce689"/>
        <table:table-column table:style-name="co7" table:number-columns-repeated="3" table:default-cell-style-name="ce689"/>
        <table:table-column table:style-name="co10" table:default-cell-style-name="ce689"/>
        <table:table-column table:style-name="co7" table:number-columns-repeated="1008" table:default-cell-style-name="ce689"/>
        <table:table-row table:style-name="ro1">
          <table:table-cell table:style-name="ce685" office:value-type="string" calcext:value-type="string" table:number-columns-spanned="2" table:number-rows-spanned="1">
            <text:p>Postgame</text:p>
          </table:table-cell>
          <table:covered-table-cell/>
          <table:table-cell table:style-name="ce692" office:value-type="string" calcext:value-type="string">
            <text:p>Pregame</text:p>
          </table:table-cell>
          <table:table-cell table:style-name="ce695" office:value-type="string" calcext:value-type="string" table:number-columns-spanned="2" table:number-rows-spanned="1">
            <text:p>Autonomous</text:p>
          </table:table-cell>
          <table:covered-table-cell/>
          <table:table-cell table:style-name="ce704" office:value-type="string" calcext:value-type="string" table:number-columns-spanned="5" table:number-rows-spanned="1">
            <text:p>Teleop</text:p>
          </table:table-cell>
          <table:covered-table-cell table:number-columns-repeated="4"/>
          <table:table-cell table:style-name="ce716" office:value-type="string" calcext:value-type="string" table:number-columns-spanned="3" table:number-rows-spanned="1">
            <text:p>Endgame</text:p>
          </table:table-cell>
          <table:covered-table-cell table:number-columns-repeated="2"/>
          <table:table-cell table:style-name="ce728" office:value-type="string" calcext:value-type="string" table:number-columns-spanned="3" table:number-rows-spanned="1">
            <text:p>Miscellaneou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686" office:value-type="string" calcext:value-type="string">
            <text:p>Choice</text:p>
          </table:table-cell>
          <table:table-cell table:style-name="ce686" office:value-type="string" calcext:value-type="string">
            <text:p>Thoughts?</text:p>
          </table:table-cell>
          <table:table-cell table:style-name="ce693" office:value-type="string" calcext:value-type="string">
            <text:p>Team Number</text:p>
          </table:table-cell>
          <table:table-cell table:style-name="ce696" office:value-type="string" calcext:value-type="string">
            <text:p>Taxi</text:p>
          </table:table-cell>
          <table:table-cell table:style-name="ce696" office:value-type="string" calcext:value-type="string">
            <text:p>Cargo Scored</text:p>
          </table:table-cell>
          <table:table-cell table:style-name="ce705" office:value-type="string" calcext:value-type="string">
            <text:p>Cargo Attempted</text:p>
          </table:table-cell>
          <table:table-cell table:style-name="ce705" office:value-type="string" calcext:value-type="string">
            <text:p>Cargo Scored</text:p>
          </table:table-cell>
          <table:table-cell table:style-name="ce705" office:value-type="string" calcext:value-type="string">
            <text:p>Target Goal</text:p>
          </table:table-cell>
          <table:table-cell table:style-name="ce705" office:value-type="string" calcext:value-type="string">
            <text:p>Cargo Intake</text:p>
          </table:table-cell>
          <table:table-cell table:style-name="ce705" office:value-type="string" calcext:value-type="string">
            <text:p>Shooting Spot</text:p>
          </table:table-cell>
          <table:table-cell table:style-name="ce717" office:value-type="string" calcext:value-type="string">
            <text:p>Attempted Climb</text:p>
          </table:table-cell>
          <table:table-cell table:style-name="ce717" office:value-type="string" calcext:value-type="string">
            <text:p>Successful Climb</text:p>
          </table:table-cell>
          <table:table-cell table:style-name="ce724" office:value-type="string" calcext:value-type="string">
            <text:p>Climb Time</text:p>
          </table:table-cell>
          <table:table-cell table:style-name="ce729" office:value-type="string" calcext:value-type="string">
            <text:p>Driver Skill</text:p>
          </table:table-cell>
          <table:table-cell table:style-name="ce729" office:value-type="string" calcext:value-type="string">
            <text:p>Defense Skill</text:p>
          </table:table-cell>
          <table:table-cell table:style-name="ce729" office:value-type="string" calcext:value-type="string">
            <text:p>Comments</text:p>
          </table:table-cell>
          <table:table-cell table:number-columns-repeated="1008"/>
        </table:table-row>
        <table:table-row table:style-name="ro1">
          <table:table-cell table:style-name="ce687" office:value-type="float" office:value="0" calcext:value-type="float">
            <text:p>0</text:p>
          </table:table-cell>
          <table:table-cell table:style-name="ce690" office:value-type="float" office:value="8" calcext:value-type="float">
            <text:p>8</text:p>
          </table:table-cell>
          <table:table-cell table:style-name="ce694" office:value-type="string" calcext:value-type="string">
            <text:p>F_ 95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95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1" calcext:value-type="float">
            <text:p>1</text:p>
          </table:table-cell>
          <table:table-cell table:style-name="ce691" office:value-type="float" office:value="8" calcext:value-type="float">
            <text:p>8</text:p>
          </table:table-cell>
          <table:table-cell table:style-name="ce694" office:value-type="string" calcext:value-type="string">
            <text:p>F_ 632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632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Lots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5 ball auto, hook didn't set for transversal, missed some shots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2" calcext:value-type="float">
            <text:p>2</text:p>
          </table:table-cell>
          <table:table-cell table:style-name="ce691" office:value-type="float" office:value="8" calcext:value-type="float">
            <text:p>8</text:p>
          </table:table-cell>
          <table:table-cell table:style-name="ce694" office:value-type="string" calcext:value-type="string">
            <text:p>F_ 740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Lots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7407</text:p>
          </table:table-cell>
          <table:table-cell table:style-name="ce697" office:value-type="string" calcext:value-type="string">
            <text:p>Y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missed half of high shots, can't deal with defense, didn't swing enough to climb traversal, sad brakes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3" calcext:value-type="float">
            <text:p>3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3467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3467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4" calcext:value-type="float">
            <text:p>4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13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3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werve drive, oddly good with dealing with defens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5" calcext:value-type="float">
            <text:p>5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8724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3</text:p>
          </table:table-cell>
          <table:table-cell table:style-name="ce721" office:value-type="string" calcext:value-type="string">
            <text:p>3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724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6" calcext:value-type="float">
            <text:p>6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4909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High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7"/>
          <table:table-cell table:style-name="ce690"/>
          <table:table-cell table:style-name="ce688" office:value-type="string" calcext:value-type="string">
            <text:p>Add_4909</text:p>
          </table:table-cell>
          <table:table-cell table:style-name="ce698" office:value-type="string" calcext:value-type="string">
            <text:p>Y</text:p>
          </table:table-cell>
          <table:table-cell table:style-name="ce701" office:value-type="string" calcext:value-type="string">
            <text:p>Lots(3)(1)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werve Drive, can't deal with defense. Good cycle, bad accuracy</text:p>
          </table:table-cell>
          <table:table-cell table:number-columns-repeated="1008"/>
        </table:table-row>
        <table:table-row table:style-name="ro1">
          <table:table-cell table:style-name="ce687"/>
          <table:table-cell table:style-name="ce690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7" office:value-type="float" office:value="7" calcext:value-type="float">
            <text:p>7</text:p>
          </table:table-cell>
          <table:table-cell table:style-name="ce690" office:value-type="float" office:value="6" calcext:value-type="float">
            <text:p>6</text:p>
          </table:table-cell>
          <table:table-cell table:style-name="ce694" office:value-type="string" calcext:value-type="string">
            <text:p>F_ 8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8</text:p>
          </table:table-cell>
          <table:table-cell table:style-name="ce699" office:value-type="string" calcext:value-type="string">
            <text:p>Y</text:p>
          </table:table-cell>
          <table:table-cell table:style-name="ce702" office:value-type="string" calcext:value-type="string">
            <text:p>None</text:p>
          </table:table-cell>
          <table:table-cell table:number-columns-repeated="2" table:style-name="ce702" office:value-type="string" calcext:value-type="string">
            <text:p>Some</text:p>
          </table:table-cell>
          <table:table-cell table:style-name="ce708" office:value-type="string" calcext:value-type="string">
            <text:p>High</text:p>
          </table:table-cell>
          <table:table-cell table:style-name="ce711" office:value-type="string" calcext:value-type="string">
            <text:p>Ground</text:p>
          </table:table-cell>
          <table:table-cell table:style-name="ce714" office:value-type="string" calcext:value-type="string">
            <text:p>Far</text:p>
          </table:table-cell>
          <table:table-cell table:style-name="ce719" office:value-type="string" calcext:value-type="string">
            <text:p>Not Attempted</text:p>
          </table:table-cell>
          <table:table-cell table:style-name="ce722" office:value-type="string" calcext:value-type="string">
            <text:p>Not Attempted</text:p>
          </table:table-cell>
          <table:table-cell table:style-name="ce726" office:value-type="string" calcext:value-type="string">
            <text:p>Not Attempted</text:p>
          </table:table-cell>
          <table:table-cell table:style-name="ce731" office:value-type="string" calcext:value-type="string">
            <text:p>Medium</text:p>
          </table:table-cell>
          <table:table-cell table:style-name="ce734" office:value-type="string" calcext:value-type="string">
            <text:p>Didn't Defend</text:p>
          </table:table-cell>
          <table:table-cell table:style-name="ce737" office:value-type="string" calcext:value-type="string">
            <text:p>Decent Shooting, but slow</text:p>
          </table:table-cell>
          <table:table-cell table:number-columns-repeated="1008"/>
        </table:table-row>
        <table:table-row table:style-name="ro1">
          <table:table-cell table:style-name="ce687"/>
          <table:table-cell table:style-name="ce690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7" office:value-type="float" office:value="8" calcext:value-type="float">
            <text:p>8</text:p>
          </table:table-cell>
          <table:table-cell table:style-name="ce690" office:value-type="float" office:value="5" calcext:value-type="float">
            <text:p>5</text:p>
          </table:table-cell>
          <table:table-cell table:style-name="ce694" office:value-type="string" calcext:value-type="string">
            <text:p>F_ 7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High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7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fast cycle, sort of decent climb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151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51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81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3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11</text:p>
          </table:table-cell>
          <table:table-cell table:style-name="ce697" office:value-type="string" calcext:value-type="string">
            <text:p>Y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1" office:value-type="string" calcext:value-type="string">
            <text:p>Non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3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30+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1 ball auto, really slow cycl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105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05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missed auto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176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76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1 ball auto, good cycl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8013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013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5" calcext:value-type="float">
            <text:p>5</text:p>
          </table:table-cell>
          <table:table-cell table:style-name="ce694" office:value-type="string" calcext:value-type="string">
            <text:p>F_ 663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663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0-1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5" calcext:value-type="float">
            <text:p>5</text:p>
          </table:table-cell>
          <table:table-cell table:style-name="ce694" office:value-type="string" calcext:value-type="string">
            <text:p>F_ 4925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4925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No collector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5" calcext:value-type="float">
            <text:p>5</text:p>
          </table:table-cell>
          <table:table-cell table:style-name="ce694" office:value-type="string" calcext:value-type="string">
            <text:p>F_ 8046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046</text:p>
          </table:table-cell>
          <table:table-cell table:style-name="ce697" office:value-type="string" calcext:value-type="string">
            <text:p>N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Climber broken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126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26</text:p>
          </table:table-cell>
          <table:table-cell table:style-name="ce699" office:value-type="string" calcext:value-type="string">
            <text:p>Y</text:p>
          </table:table-cell>
          <table:table-cell table:style-name="ce702" office:value-type="string" calcext:value-type="string">
            <text:p>None</text:p>
          </table:table-cell>
          <table:table-cell table:number-columns-repeated="2" table:style-name="ce702" office:value-type="string" calcext:value-type="string">
            <text:p>Some</text:p>
          </table:table-cell>
          <table:table-cell table:style-name="ce708" office:value-type="string" calcext:value-type="string">
            <text:p>High</text:p>
          </table:table-cell>
          <table:table-cell table:style-name="ce711" office:value-type="string" calcext:value-type="string">
            <text:p>Ground</text:p>
          </table:table-cell>
          <table:table-cell table:style-name="ce714" office:value-type="string" calcext:value-type="string">
            <text:p>Far</text:p>
          </table:table-cell>
          <table:table-cell table:style-name="ce719" office:value-type="string" calcext:value-type="string">
            <text:p>2</text:p>
          </table:table-cell>
          <table:table-cell table:style-name="ce722" office:value-type="string" calcext:value-type="string">
            <text:p>2</text:p>
          </table:table-cell>
          <table:table-cell table:style-name="ce726" office:value-type="string" calcext:value-type="string">
            <text:p>0-10</text:p>
          </table:table-cell>
          <table:table-cell table:style-name="ce731" office:value-type="string" calcext:value-type="string">
            <text:p>Medium</text:p>
          </table:table-cell>
          <table:table-cell table:style-name="ce734" office:value-type="string" calcext:value-type="string">
            <text:p>Didn't Defend</text:p>
          </table:table-cell>
          <table:table-cell table:style-name="ce737" office:value-type="string" calcext:value-type="string">
            <text:p>Fairly accurat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127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277</text:p>
          </table:table-cell>
          <table:table-cell table:style-name="ce698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1 ball auto, bad cycl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1512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0-1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51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hot 1 ball and missed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226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226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collected during auto, didn't shoot at all for some reason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3566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3566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low, really slow, 1 ball auto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590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5902</text:p>
          </table:table-cell>
          <table:table-cell table:style-name="ce698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30+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picked up, didn't shoot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6895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Medium</text:p>
          </table:table-cell>
          <table:table-cell table:style-name="ce736" office:value-type="string" calcext:value-type="string">
            <text:p>The Net On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6895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 table:number-rows-repeated="3">
          <table:table-cell table:style-name="ce688"/>
          <table:table-cell table:style-name="ce691"/>
          <table:table-cell table:style-name="ce688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501</text:p>
          </table:table-cell>
          <table:table-cell table:style-name="ce697" office:value-type="string" calcext:value-type="string">
            <text:p>Y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124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1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None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1721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192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1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2" calcext:value-type="float">
            <text:p>2</text:p>
          </table:table-cell>
          <table:table-cell table:style-name="ce688" office:value-type="string" calcext:value-type="string">
            <text:p>F_ 467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0-1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2" calcext:value-type="float">
            <text:p>2</text:p>
          </table:table-cell>
          <table:table-cell table:style-name="ce688" office:value-type="string" calcext:value-type="string">
            <text:p>F_ 7913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2" calcext:value-type="float">
            <text:p>2</text:p>
          </table:table-cell>
          <table:table-cell table:style-name="ce688" office:value-type="string" calcext:value-type="string">
            <text:p>F_ 476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Medium</text:p>
          </table:table-cell>
          <table:table-cell table:style-name="ce738" office:value-type="string" calcext:value-type="string">
            <text:p>Can Pull Alliance Members During Auton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1307</text:p>
          </table:table-cell>
          <table:table-cell table:style-name="ce697" office:value-type="string" calcext:value-type="string">
            <text:p>N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1729</text:p>
          </table:table-cell>
          <table:table-cell table:style-name="ce700" office:value-type="string" calcext:value-type="string">
            <text:p>N</text:p>
          </table:table-cell>
          <table:table-cell table:style-name="ce703" office:value-type="string" calcext:value-type="string">
            <text:p>None</text:p>
          </table:table-cell>
          <table:table-cell table:number-columns-repeated="2" table:style-name="ce706" office:value-type="string" calcext:value-type="string">
            <text:p>Some</text:p>
          </table:table-cell>
          <table:table-cell table:style-name="ce709" office:value-type="string" calcext:value-type="string">
            <text:p>Low</text:p>
          </table:table-cell>
          <table:table-cell table:style-name="ce712" office:value-type="string" calcext:value-type="string">
            <text:p>Ground</text:p>
          </table:table-cell>
          <table:table-cell table:style-name="ce715" office:value-type="string" calcext:value-type="string">
            <text:p>Close</text:p>
          </table:table-cell>
          <table:table-cell table:style-name="ce720" office:value-type="string" calcext:value-type="string">
            <text:p>Not Attempted</text:p>
          </table:table-cell>
          <table:table-cell table:style-name="ce723" office:value-type="string" calcext:value-type="string">
            <text:p>Not Attempted</text:p>
          </table:table-cell>
          <table:table-cell table:style-name="ce727" office:value-type="string" calcext:value-type="string">
            <text:p>Not Attempted</text:p>
          </table:table-cell>
          <table:table-cell table:style-name="ce732" office:value-type="string" calcext:value-type="string">
            <text:p>Low</text:p>
          </table:table-cell>
          <table:table-cell table:style-name="ce735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498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1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None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High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5491</text:p>
          </table:table-cell>
          <table:table-cell table:style-name="ce697" office:value-type="string" calcext:value-type="string">
            <text:p>N</text:p>
          </table:table-cell>
          <table:table-cell table:style-name="ce701" office:value-type="string" calcext:value-type="string">
            <text:p>Get Data</text:p>
          </table:table-cell>
          <table:table-cell table:style-name="ce701" office:value-type="string" calcext:value-type="string">
            <text:p>Some</text:p>
          </table:table-cell>
          <table:table-cell table:style-name="ce701" office:value-type="string" calcext:value-type="string">
            <text:p>Non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None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6690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6762</text:p>
          </table:table-cell>
          <table:table-cell table:style-name="ce697" office:value-type="string" calcext:value-type="string">
            <text:p>N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Chassis &amp; Climber Only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6763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870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Total'.D3:'2022nhgrs Total'.D92">
            <calcext:condition calcext:apply-style-name="ConditionalStyle_3" calcext:value="=&quot;Y&quot;" calcext:base-cell-address="'2022nhgrs Total'.D3"/>
          </calcext:conditional-format>
          <calcext:conditional-format calcext:target-range-address="'2022nhgrs Total'.D3:'2022nhgrs Total'.D92">
            <calcext:condition calcext:apply-style-name="ConditionalStyle_4" calcext:value="=&quot;N&quot;" calcext:base-cell-address="'2022nhgrs Total'.D3"/>
          </calcext:conditional-format>
          <calcext:conditional-format calcext:target-range-address="'2022nhgrs Total'.E3:'2022nhgrs Total'.J92">
            <calcext:condition calcext:apply-style-name="ConditionalStyle_5" calcext:value="=&quot;Non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6" calcext:value="=&quot;Som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3" calcext:value="=&quot;Lots&quot;" calcext:base-cell-address="'2022nhgrs Total'.E3"/>
          </calcext:conditional-format>
          <calcext:conditional-format calcext:target-range-address="'2022nhgrs Total'.E3:'2022nhgrs Total'.J92 '2022nhgrs Total'.N3:'2022nhgrs Total'.O92">
            <calcext:condition calcext:apply-style-name="ConditionalStyle_7" calcext:value="=&quot;Not Observed&quot;" calcext:base-cell-address="'2022nhgrs Total'.E3"/>
          </calcext:conditional-format>
          <calcext:conditional-format calcext:target-range-address="'2022nhgrs Total'.H3:'2022nhgrs Total'.H92">
            <calcext:condition calcext:apply-style-name="ConditionalStyle_8" calcext:value="=&quot;High&quot;" calcext:base-cell-address="'2022nhgrs Total'.H3"/>
          </calcext:conditional-format>
          <calcext:conditional-format calcext:target-range-address="'2022nhgrs Total'.H3:'2022nhgrs Total'.H92">
            <calcext:condition calcext:apply-style-name="ConditionalStyle_9" calcext:value="=&quot;Low&quot;" calcext:base-cell-address="'2022nhgrs Total'.H3"/>
          </calcext:conditional-format>
          <calcext:conditional-format calcext:target-range-address="'2022nhgrs Total'.H3:'2022nhgrs Total'.I92">
            <calcext:condition calcext:apply-style-name="ConditionalStyle_10" calcext:value="=&quot;Both&quot;" calcext:base-cell-address="'2022nhgrs Total'.H3"/>
          </calcext:conditional-format>
          <calcext:conditional-format calcext:target-range-address="'2022nhgrs Total'.I3:'2022nhgrs Total'.I92">
            <calcext:condition calcext:apply-style-name="ConditionalStyle_3" calcext:value="=&quot;Ground&quot;" calcext:base-cell-address="'2022nhgrs Total'.I3"/>
          </calcext:conditional-format>
          <calcext:conditional-format calcext:target-range-address="'2022nhgrs Total'.I3:'2022nhgrs Total'.I92">
            <calcext:condition calcext:apply-style-name="ConditionalStyle_5" calcext:value="=&quot;Terminal&quot;" calcext:base-cell-address="'2022nhgrs Total'.I3"/>
          </calcext:conditional-format>
          <calcext:conditional-format calcext:target-range-address="'2022nhgrs Total'.J3:'2022nhgrs Total'.J92">
            <calcext:condition calcext:apply-style-name="ConditionalStyle_8" calcext:value="=&quot;Close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9" calcext:value="=&quot;Far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10" calcext:value="=&quot;Adjustable&quot;" calcext:base-cell-address="'2022nhgrs Total'.J3"/>
          </calcext:conditional-format>
          <calcext:conditional-format calcext:target-range-address="'2022nhgrs Total'.K3:'2022nhgrs Total'.L92">
            <calcext:condition calcext:apply-style-name="ConditionalStyle_3" calcext:value="=4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6" calcext:value="=3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11" calcext:value="=2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5" calcext:value="=1" calcext:base-cell-address="'2022nhgrs Total'.K3"/>
          </calcext:conditional-format>
          <calcext:conditional-format calcext:target-range-address="'2022nhgrs Total'.K3:'2022nhgrs Total'.M92">
            <calcext:condition calcext:apply-style-name="ConditionalStyle_12" calcext:value="=&quot;Not Attempted&quot;" calcext:base-cell-address="'2022nhgrs Total'.K3"/>
          </calcext:conditional-format>
          <calcext:conditional-format calcext:target-range-address="'2022nhgrs Total'.L3:'2022nhgrs Total'.M92">
            <calcext:condition calcext:apply-style-name="ConditionalStyle_13" calcext:value="=&quot;None&quot;" calcext:base-cell-address="'2022nhgrs Total'.L3"/>
          </calcext:conditional-format>
          <calcext:conditional-format calcext:target-range-address="'2022nhgrs Total'.M3:'2022nhgrs Total'.M92">
            <calcext:condition calcext:apply-style-name="ConditionalStyle_3" calcext:value="=&quot;0-1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6" calcext:value="=&quot;10-2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11" calcext:value="=&quot;20-3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5" calcext:value="=&quot;30+&quot;" calcext:base-cell-address="'2022nhgrs Total'.M3"/>
          </calcext:conditional-format>
          <calcext:conditional-format calcext:target-range-address="'2022nhgrs Total'.N3:'2022nhgrs Total'.O92">
            <calcext:condition calcext:apply-style-name="ConditionalStyle_3" calcext:value="=&quot;High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11" calcext:value="=&quot;Medium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5" calcext:value="=&quot;Low&quot;" calcext:base-cell-address="'2022nhgrs Total'.N3"/>
          </calcext:conditional-format>
          <calcext:conditional-format calcext:target-range-address="'2022nhgrs Total'.O3:'2022nhgrs Total'.O92">
            <calcext:condition calcext:apply-style-name="ConditionalStyle_12" calcext:value="=&quot;Didn't Defend&quot;" calcext:base-cell-address="'2022nhgrs Total'.O3"/>
          </calcext:conditional-format>
          <calcext:conditional-format calcext:target-range-address="'2022nhgrs Total'.B3:'2022nhgrs Total'.B92">
            <calcext:condition calcext:apply-style-name="ConditionalStyle_7" calcext:value="=1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3" calcext:value="=2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5" calcext:value="=3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4" calcext:value="=4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1" calcext:value="=5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6" calcext:value="=6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5" calcext:value="=7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3" calcext:value="=8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6" calcext:value="=9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7" calcext:value="=10" calcext:base-cell-address="'2022nhgrs Total'.B3"/>
          </calcext:conditional-format>
        </calcext:conditional-formats>
      </table:table>
      <table:table table:name="2022nhgrs Formatted" table:style-name="ta1">
        <table:table-column table:style-name="co11" table:default-cell-style-name="ce740"/>
        <table:table-column table:style-name="co12" table:default-cell-style-name="ce740"/>
        <table:table-column table:style-name="co7" table:number-columns-repeated="1022" table:default-cell-style-name="ce740"/>
        <table:table-row table:style-name="ro1">
          <table:table-cell table:style-name="ce739" office:value-type="float" office:value="1" calcext:value-type="float">
            <text:p>1</text:p>
          </table:table-cell>
          <table:table-cell table:style-name="ce741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739" office:value-type="float" office:value="2" calcext:value-type="float">
            <text:p>2</text:p>
          </table:table-cell>
          <table:table-cell table:style-name="ce741" office:value-type="float" office:value="6328" calcext:value-type="float">
            <text:p>6328</text:p>
          </table:table-cell>
          <table:table-cell table:number-columns-repeated="1022"/>
        </table:table-row>
        <table:table-row table:style-name="ro1">
          <table:table-cell table:style-name="ce739" office:value-type="float" office:value="3" calcext:value-type="float">
            <text:p>3</text:p>
          </table:table-cell>
          <table:table-cell table:style-name="ce741" office:value-type="float" office:value="7407" calcext:value-type="float">
            <text:p>7407</text:p>
          </table:table-cell>
          <table:table-cell table:number-columns-repeated="1022"/>
        </table:table-row>
        <table:table-row table:style-name="ro1">
          <table:table-cell table:style-name="ce739" office:value-type="float" office:value="4" calcext:value-type="float">
            <text:p>4</text:p>
          </table:table-cell>
          <table:table-cell table:style-name="ce741" office:value-type="float" office:value="3467" calcext:value-type="float">
            <text:p>3467</text:p>
          </table:table-cell>
          <table:table-cell table:number-columns-repeated="1022"/>
        </table:table-row>
        <table:table-row table:style-name="ro1">
          <table:table-cell table:style-name="ce739" office:value-type="float" office:value="5" calcext:value-type="float">
            <text:p>5</text:p>
          </table:table-cell>
          <table:table-cell table:style-name="ce741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739" office:value-type="float" office:value="6" calcext:value-type="float">
            <text:p>6</text:p>
          </table:table-cell>
          <table:table-cell table:style-name="ce741" office:value-type="float" office:value="8724" calcext:value-type="float">
            <text:p>8724</text:p>
          </table:table-cell>
          <table:table-cell table:number-columns-repeated="1022"/>
        </table:table-row>
        <table:table-row table:style-name="ro1">
          <table:table-cell table:style-name="ce739" office:value-type="float" office:value="7" calcext:value-type="float">
            <text:p>7</text:p>
          </table:table-cell>
          <table:table-cell table:style-name="ce741" office:value-type="float" office:value="4909" calcext:value-type="float">
            <text:p>4909</text:p>
          </table:table-cell>
          <table:table-cell table:number-columns-repeated="1022"/>
        </table:table-row>
        <table:table-row table:style-name="ro1">
          <table:table-cell table:style-name="ce739" office:value-type="float" office:value="8" calcext:value-type="float">
            <text:p>8</text:p>
          </table:table-cell>
          <table:table-cell table:style-name="ce74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739" office:value-type="float" office:value="9" calcext:value-type="float">
            <text:p>9</text:p>
          </table:table-cell>
          <table:table-cell table:style-name="ce741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739" office:value-type="float" office:value="10" calcext:value-type="float">
            <text:p>10</text:p>
          </table:table-cell>
          <table:table-cell table:style-name="ce741"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739" office:value-type="float" office:value="11" calcext:value-type="float">
            <text:p>11</text:p>
          </table:table-cell>
          <table:table-cell table:style-name="ce741" office:value-type="float" office:value="811" calcext:value-type="float">
            <text:p>811</text:p>
          </table:table-cell>
          <table:table-cell table:number-columns-repeated="1022"/>
        </table:table-row>
        <table:table-row table:style-name="ro1">
          <table:table-cell table:style-name="ce739" office:value-type="float" office:value="12" calcext:value-type="float">
            <text:p>12</text:p>
          </table:table-cell>
          <table:table-cell table:style-name="ce741"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table:style-name="ce739" office:value-type="float" office:value="13" calcext:value-type="float">
            <text:p>13</text:p>
          </table:table-cell>
          <table:table-cell table:style-name="ce741" office:value-type="float" office:value="1768" calcext:value-type="float">
            <text:p>1768</text:p>
          </table:table-cell>
          <table:table-cell table:number-columns-repeated="1022"/>
        </table:table-row>
        <table:table-row table:style-name="ro1">
          <table:table-cell table:style-name="ce739" office:value-type="float" office:value="14" calcext:value-type="float">
            <text:p>14</text:p>
          </table:table-cell>
          <table:table-cell table:style-name="ce741" office:value-type="float" office:value="8013" calcext:value-type="float">
            <text:p>8013</text:p>
          </table:table-cell>
          <table:table-cell table:number-columns-repeated="1022"/>
        </table:table-row>
        <table:table-row table:style-name="ro1">
          <table:table-cell table:style-name="ce739" office:value-type="float" office:value="15" calcext:value-type="float">
            <text:p>15</text:p>
          </table:table-cell>
          <table:table-cell table:style-name="ce741"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style-name="ce739" office:value-type="float" office:value="16" calcext:value-type="float">
            <text:p>16</text:p>
          </table:table-cell>
          <table:table-cell table:style-name="ce741" office:value-type="float" office:value="4925" calcext:value-type="float">
            <text:p>4925</text:p>
          </table:table-cell>
          <table:table-cell table:number-columns-repeated="1022"/>
        </table:table-row>
        <table:table-row table:style-name="ro1">
          <table:table-cell table:style-name="ce739" office:value-type="float" office:value="17" calcext:value-type="float">
            <text:p>17</text:p>
          </table:table-cell>
          <table:table-cell table:style-name="ce741" office:value-type="float" office:value="8046" calcext:value-type="float">
            <text:p>8046</text:p>
          </table:table-cell>
          <table:table-cell table:number-columns-repeated="1022"/>
        </table:table-row>
        <table:table-row table:style-name="ro1">
          <table:table-cell table:style-name="ce739" office:value-type="float" office:value="18" calcext:value-type="float">
            <text:p>18</text:p>
          </table:table-cell>
          <table:table-cell table:style-name="ce741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739" office:value-type="float" office:value="19" calcext:value-type="float">
            <text:p>19</text:p>
          </table:table-cell>
          <table:table-cell table:style-name="ce741"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 table:style-name="ce739" office:value-type="float" office:value="20" calcext:value-type="float">
            <text:p>20</text:p>
          </table:table-cell>
          <table:table-cell table:style-name="ce741" office:value-type="float" office:value="1512" calcext:value-type="float">
            <text:p>1512</text:p>
          </table:table-cell>
          <table:table-cell table:number-columns-repeated="1022"/>
        </table:table-row>
        <table:table-row table:style-name="ro1">
          <table:table-cell table:style-name="ce739" office:value-type="float" office:value="21" calcext:value-type="float">
            <text:p>21</text:p>
          </table:table-cell>
          <table:table-cell table:style-name="ce741"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 table:style-name="ce739" office:value-type="float" office:value="22" calcext:value-type="float">
            <text:p>22</text:p>
          </table:table-cell>
          <table:table-cell table:style-name="ce741" office:value-type="float" office:value="3566" calcext:value-type="float">
            <text:p>3566</text:p>
          </table:table-cell>
          <table:table-cell table:number-columns-repeated="1022"/>
        </table:table-row>
        <table:table-row table:style-name="ro1">
          <table:table-cell table:style-name="ce739" office:value-type="float" office:value="23" calcext:value-type="float">
            <text:p>23</text:p>
          </table:table-cell>
          <table:table-cell table:style-name="ce741" office:value-type="float" office:value="5902" calcext:value-type="float">
            <text:p>5902</text:p>
          </table:table-cell>
          <table:table-cell table:number-columns-repeated="1022"/>
        </table:table-row>
        <table:table-row table:style-name="ro1">
          <table:table-cell table:style-name="ce739" office:value-type="float" office:value="24" calcext:value-type="float">
            <text:p>24</text:p>
          </table:table-cell>
          <table:table-cell table:style-name="ce741" office:value-type="float" office:value="6895" calcext:value-type="float">
            <text:p>689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Formatted'.B1:'2022nhgrs Formatted'.B24">
            <calcext:condition calcext:apply-style-name="ConditionalStyle_18" calcext:value="=95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3" calcext:value="not-contains-text(&quot;/&quot;)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19" calcext:value="=&quot;/&quot;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4" calcext:value="contains-text(&quot;/&quot;)" calcext:base-cell-address="'2022nhgrs Formatted'.B1"/>
          </calcext:conditional-format>
        </calcext:conditional-formats>
      </table:table>
      <table:named-expressions/>
      <table:database-ranges>
        <table:database-range table:name="__Anonymous_Sheet_DB__2" table:target-range-address="'2022mabos Total'.A3:'2022mabos Total'.U279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95ff95"/>
      <style:text-properties style:use-window-font-color="true"/>
    </style:style>
    <style:style style:name="Neutral" style:family="table-cell" style:parent-style-name="Status">
      <style:table-cell-properties fo:background-color="#ffff6d"/>
      <style:text-properties style:use-window-font-color="true"/>
    </style:style>
    <style:style style:name="Bad" style:family="table-cell" style:parent-style-name="Status">
      <style:table-cell-properties fo:background-color="#ff6d6d"/>
      <style:text-properties style:use-window-font-color="tru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/>
      <style:text-properties style:use-window-font-color="true" style:font-name="Segoe UI" fo:font-family="'Segoe UI'" style:font-style-name="Regular" style:font-family-generic="swiss" style:font-pitch="variable"/>
    </style:style>
    <style:style style:name="Blue" style:family="table-cell" style:parent-style-name="Default">
      <style:table-cell-properties fo:background-color="#2a6099" style:diagonal-bl-tr="none" style:diagonal-tl-br="none"/>
      <style:text-properties style:use-window-font-color="true" style:font-name="Segoe UI" fo:font-family="'Segoe UI'" style:font-style-name="Regular" style:font-family-generic="swiss" style:font-pitch="variable"/>
    </style:style>
    <style:style style:name="Not_20_Observed" style:display-name="Not Observed" style:family="table-cell" style:parent-style-name="Default">
      <style:table-cell-properties fo:background-color="#666666" style:diagonal-bl-tr="none" style:diagonal-tl-br="none"/>
      <style:text-properties style:use-window-font-color="true"/>
    </style:style>
    <style:style style:name="Not_20_Attempted" style:display-name="Not Attempted" style:family="table-cell" style:parent-style-name="Default">
      <style:table-cell-properties fo:background-color="#999999"/>
      <style:text-properties style:use-window-font-color="true"/>
    </style:style>
    <style:style style:name="Neutral_20_Good" style:display-name="Neutral Good" style:family="table-cell" style:parent-style-name="Neutral">
      <style:table-cell-properties fo:background-color="#d2ff9a"/>
      <style:text-properties style:use-window-font-color="true"/>
    </style:style>
    <style:style style:name="Both" style:family="table-cell" style:parent-style-name="Default">
      <style:table-cell-properties fo:background-color="#81aca6"/>
      <style:text-properties style:use-window-font-color="true"/>
    </style:style>
    <style:style style:name="Option_20_1" style:display-name="Option 1" style:family="table-cell" style:parent-style-name="Default">
      <style:table-cell-properties fo:background-color="#729fcf"/>
      <style:text-properties style:use-window-font-color="true"/>
    </style:style>
    <style:style style:name="Option_20_2" style:display-name="Option 2" style:family="table-cell" style:parent-style-name="Default">
      <style:table-cell-properties fo:background-color="#8e86ae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b6ff95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ea4335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5151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bbc04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00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6fa8dc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34a853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d75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666666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6d01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00ff00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34a853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434343"/>
      <style:text-properties fo:color="#00ff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9:50:47.7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0:28:34.926000000</meta:creation-date>
    <dc:date>2022-04-07T19:56:04.673000000</dc:date>
    <meta:editing-duration>PT12H39M21S</meta:editing-duration>
    <meta:editing-cycles>30</meta:editing-cycles>
    <meta:generator>LibreOffice/7.3.1.3$Windows_X86_64 LibreOffice_project/a69ca51ded25f3eefd52d7bf9a5fad8c90b87951</meta:generator>
    <meta:document-statistic meta:table-count="7" meta:cell-count="10878" meta:object-count="0"/>
  </office:meta>
</office:document-meta>
</file>